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25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6" manifest:media-type=""/>
  <manifest:file-entry manifest:full-path="ObjectReplacements/Object 4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OpenSymbol" svg:font-family="OpenSymbol" style:font-pitch="variable" style:font-charset="x-symbol"/>
    <style:font-face style:name="StarSymbol" svg:font-family="StarSymbol"/>
    <style:font-face style:name="Tahoma1" svg:font-family="Tahoma"/>
    <style:font-face style:name="OpenSymbol1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2" style:family="paragraph" style:parent-style-name="Standard">
      <style:paragraph-properties fo:margin-left="0.501cm" fo:margin-right="0cm" fo:orphans="0" fo:widows="0" fo:text-indent="-0.501cm" style:auto-text-indent="false"/>
      <style:text-properties fo:font-size="10pt" fo:language="fr" fo:country="FR" style:font-size-asian="10pt" style:font-size-complex="10pt"/>
    </style:style>
    <style:style style:name="P3" style:family="paragraph" style:parent-style-name="Standard">
      <style:paragraph-properties fo:margin-left="0.501cm" fo:margin-right="0cm" fo:orphans="0" fo:widows="0" fo:text-indent="-0.501cm" style:auto-text-indent="false" fo:break-before="column"/>
      <style:text-properties fo:font-size="10pt" style:font-size-asian="10pt" style:font-size-complex="10pt"/>
    </style:style>
    <style:style style:name="P4" style:family="paragraph" style:parent-style-name="Standard">
      <style:paragraph-properties fo:break-before="column"/>
      <style:text-properties fo:font-size="10pt" style:font-size-asian="10pt" style:font-size-complex="10pt"/>
    </style:style>
    <style:style style:name="P5" style:family="paragraph" style:parent-style-name="ABCD">
      <style:text-properties fo:font-size="10pt" style:font-size-asian="10pt" style:font-size-complex="10pt"/>
    </style:style>
    <style:style style:name="P6" style:family="paragraph" style:parent-style-name="ABCD">
      <style:paragraph-properties>
        <style:tab-stops/>
      </style:paragraph-properties>
      <style:text-properties fo:font-size="10pt" style:font-size-asian="10pt" style:font-size-complex="10pt"/>
    </style:style>
    <style:style style:name="P7" style:family="paragraph" style:parent-style-name="ABCD" style:list-style-name="Exos">
      <style:paragraph-properties>
        <style:tab-stops/>
      </style:paragraph-properties>
      <style:text-properties fo:font-size="10pt" style:font-size-asian="10pt" style:font-size-complex="10pt"/>
    </style:style>
    <style:style style:name="P8" style:family="paragraph" style:parent-style-name="ABCD" style:list-style-name="Exos">
      <style:paragraph-properties>
        <style:tab-stops/>
      </style:paragraph-properties>
      <style:text-properties fo:font-size="10pt" officeooo:paragraph-rsid="0012c6ea" style:font-size-asian="10pt" style:font-size-complex="10pt"/>
    </style:style>
    <style:style style:name="P9" style:family="paragraph" style:parent-style-name="ABCD" style:list-style-name="Exos">
      <style:paragraph-properties>
        <style:tab-stops/>
      </style:paragraph-properties>
      <style:text-properties fo:font-size="10pt" officeooo:paragraph-rsid="0016260c" style:font-size-asian="10pt" style:font-size-complex="10pt"/>
    </style:style>
    <style:style style:name="P10" style:family="paragraph" style:parent-style-name="ABCD">
      <style:paragraph-properties>
        <style:tab-stops/>
      </style:paragraph-properties>
      <style:text-properties fo:font-size="10pt" officeooo:rsid="0010e917" officeooo:paragraph-rsid="0010e917" style:font-size-asian="10pt" style:font-size-complex="10pt"/>
    </style:style>
    <style:style style:name="P11" style:family="paragraph" style:parent-style-name="ABCD" style:list-style-name="Exos">
      <style:paragraph-properties>
        <style:tab-stops/>
      </style:paragraph-properties>
      <style:text-properties fo:font-size="10pt" officeooo:rsid="0012c6ea" officeooo:paragraph-rsid="0012c6ea" style:font-size-asian="10pt" style:font-size-complex="10pt"/>
    </style:style>
    <style:style style:name="P12" style:family="paragraph" style:parent-style-name="ABCD" style:list-style-name="Exos">
      <style:paragraph-properties>
        <style:tab-stops/>
      </style:paragraph-properties>
      <style:text-properties fo:font-size="10pt" officeooo:rsid="001471ca" officeooo:paragraph-rsid="001471ca" style:font-size-asian="10pt" style:font-size-complex="10pt"/>
    </style:style>
    <style:style style:name="P13" style:family="paragraph" style:parent-style-name="ABCD" style:list-style-name="Exos">
      <style:paragraph-properties>
        <style:tab-stops/>
      </style:paragraph-properties>
      <style:text-properties fo:font-size="10pt" officeooo:rsid="001471ca" officeooo:paragraph-rsid="0012c6ea" style:font-size-asian="10pt" style:font-size-complex="10pt"/>
    </style:style>
    <style:style style:name="P14" style:family="paragraph" style:parent-style-name="ABCD" style:list-style-name="Exos">
      <style:paragraph-properties>
        <style:tab-stops/>
      </style:paragraph-properties>
      <style:text-properties fo:font-size="10pt" officeooo:rsid="0016260c" officeooo:paragraph-rsid="0012c6ea" style:font-size-asian="10pt" style:font-size-complex="10pt"/>
    </style:style>
    <style:style style:name="P15" style:family="paragraph" style:parent-style-name="ABCD" style:list-style-name="Exos">
      <style:paragraph-properties>
        <style:tab-stops/>
      </style:paragraph-properties>
      <style:text-properties fo:font-size="10pt" officeooo:rsid="0016260c" officeooo:paragraph-rsid="0016260c" style:font-size-asian="10pt" style:font-size-complex="10pt"/>
    </style:style>
    <style:style style:name="P16" style:family="paragraph" style:parent-style-name="ABCD" style:list-style-name="Exos">
      <style:paragraph-properties>
        <style:tab-stops/>
      </style:paragraph-properties>
      <style:text-properties fo:font-size="10pt" officeooo:rsid="001694f6" style:font-size-asian="10pt" style:font-size-complex="10pt"/>
    </style:style>
    <style:style style:name="P17" style:family="paragraph" style:parent-style-name="ABCD" style:list-style-name="Exos">
      <style:paragraph-properties>
        <style:tab-stops/>
      </style:paragraph-properties>
      <style:text-properties fo:font-size="10pt" officeooo:rsid="0017f716" style:font-size-asian="10pt" style:font-size-complex="10pt"/>
    </style:style>
    <style:style style:name="P18" style:family="paragraph" style:parent-style-name="ABCD" style:list-style-name="Exos">
      <style:paragraph-properties>
        <style:tab-stops/>
      </style:paragraph-properties>
      <style:text-properties fo:font-size="10pt" officeooo:rsid="0017f716" officeooo:paragraph-rsid="0017f716" style:font-size-asian="10pt" style:font-size-complex="10pt"/>
    </style:style>
    <style:style style:name="P19" style:family="paragraph" style:parent-style-name="ABCD" style:list-style-name="Exos">
      <style:paragraph-properties>
        <style:tab-stops/>
      </style:paragraph-properties>
      <style:text-properties fo:font-size="10pt" officeooo:rsid="0017e08b" style:font-size-asian="10pt" style:font-size-complex="10pt"/>
    </style:style>
    <style:style style:name="P20" style:family="paragraph" style:parent-style-name="ABCD" style:list-style-name="Exos">
      <style:paragraph-properties>
        <style:tab-stops/>
      </style:paragraph-properties>
      <style:text-properties fo:font-size="10pt" officeooo:rsid="0017e08b" officeooo:paragraph-rsid="0017e08b" style:font-size-asian="10pt" style:font-size-complex="10pt"/>
    </style:style>
    <style:style style:name="P21" style:family="paragraph" style:parent-style-name="ABCD" style:list-style-name="Exos">
      <style:text-properties fo:font-size="10pt" style:font-size-asian="10pt" style:font-size-complex="10pt"/>
    </style:style>
    <style:style style:name="P22" style:family="paragraph" style:parent-style-name="ABCD" style:list-style-name="Exos">
      <style:text-properties fo:font-size="10pt" officeooo:paragraph-rsid="001a72d5" style:font-size-asian="10pt" style:font-size-complex="10pt"/>
    </style:style>
    <style:style style:name="P23" style:family="paragraph" style:parent-style-name="ABCD" style:list-style-name="Exos">
      <style:text-properties fo:font-size="10pt" officeooo:rsid="001a72d5" officeooo:paragraph-rsid="001a72d5" style:font-size-asian="10pt" style:font-size-complex="10pt"/>
    </style:style>
    <style:style style:name="P24" style:family="paragraph" style:parent-style-name="ABCD" style:list-style-name="">
      <style:text-properties fo:font-size="10pt" style:font-size-asian="10pt" style:font-size-complex="10pt"/>
    </style:style>
    <style:style style:name="P25" style:family="paragraph" style:parent-style-name="Heading_20_1" style:master-page-name="Standard">
      <style:paragraph-properties style:page-number="auto" fo:padding-left="0cm" fo:padding-right="0cm" fo:padding-top="0cm" fo:padding-bottom="0.035cm" fo:border-left="none" fo:border-right="none" fo:border-top="none" fo:border-bottom="0.99pt solid #000000" style:shadow="none">
        <style:tab-stops>
          <style:tab-stop style:position="27.684cm" style:type="right"/>
        </style:tab-stops>
      </style:paragraph-properties>
      <style:text-properties fo:font-size="19pt" fo:language="fr" fo:country="FR" style:font-size-asian="19pt" style:font-size-complex="19pt"/>
    </style:style>
    <style:style style:name="T1" style:family="text">
      <style:text-properties fo:language="en" fo:country="GB"/>
    </style:style>
    <style:style style:name="T2" style:family="text">
      <style:text-properties fo:language="en" fo:country="GB" officeooo:rsid="0012c6ea"/>
    </style:style>
    <style:style style:name="T3" style:family="text">
      <style:text-properties style:font-name="OpenSymbol1"/>
    </style:style>
    <style:style style:name="T4" style:family="text">
      <style:text-properties style:font-name="OpenSymbol1" fo:font-size="8pt" style:font-size-asian="8pt" style:font-size-complex="8pt"/>
    </style:style>
    <style:style style:name="T5" style:family="text">
      <style:text-properties style:font-name="OpenSymbol" fo:font-size="8pt" style:font-size-asian="8pt" style:font-size-complex="8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officeooo:rsid="0010e917" style:font-size-asian="8pt" style:font-size-complex="8pt"/>
    </style:style>
    <style:style style:name="T8" style:family="text">
      <style:text-properties fo:font-size="8pt" officeooo:rsid="001471ca" style:font-size-asian="8pt" style:font-size-complex="8pt"/>
    </style:style>
    <style:style style:name="T9" style:family="text">
      <style:text-properties fo:font-size="8pt" fo:font-style="italic" style:font-size-asian="8pt" style:font-style-asian="italic" style:font-size-complex="8pt" style:font-style-complex="italic"/>
    </style:style>
    <style:style style:name="T10" style:family="text">
      <style:text-properties officeooo:rsid="0010e917"/>
    </style:style>
    <style:style style:name="T11" style:family="text">
      <style:text-properties officeooo:rsid="001236d1"/>
    </style:style>
    <style:style style:name="T12" style:family="text">
      <style:text-properties officeooo:rsid="001f176d"/>
    </style:style>
    <style:style style:name="T13" style:family="text">
      <style:text-properties officeooo:rsid="001fb680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fo:padding="0.014cm" fo:border="none" draw:ole-draw-aspect="1"/>
    </style:style>
    <style:style style:name="fr2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Sect1" style:family="section">
      <style:section-properties text:dont-balance-text-columns="true" style:writing-mode="lr-tb" style:editable="false">
        <style:columns fo:column-count="3">
          <style:column style:rel-width="5187*" fo:start-indent="0cm" fo:end-indent="0.249cm"/>
          <style:column style:rel-width="5329*" fo:start-indent="0.249cm" fo:end-indent="0.249cm"/>
          <style:column style:rel-width="5187*" fo:start-indent="0.24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1">Calculs<text:tab/>1.<text:span text:style-name="T13">2</text:span></text:h>
      <text:p text:style-name="P1"/>
      <text:section text:style-name="Sect1" text:name="Section1">
        <text:p text:style-name="P2">I)<text:tab/><text:span text:style-name="T10">F</text:span>ractions : <text:span text:style-name="T7">(même dénominateur </text:span><text:span text:style-name="T8">+ simplifier</text:span><text:span text:style-name="T7">)</text:span></text:p>
        <text:list xml:id="list2227264944" text:style-name="Exos">
          <text:list-item>
            <text:list>
              <text:list-item>
                <text:p text:style-name="P6"><text:span text:style-name="T1">= </text:span><text:span text:style-name="T1"><draw:frame draw:style-name="fr1" draw:name="Objet25" text:anchor-type="as-char" svg:y="-0.559cm" svg:width="2.103cm" svg:height="0.917cm" draw:z-index="18"><draw:object xlink:href="./Object 25" xlink:type="simple" xlink:show="embed" xlink:actuate="onLoad"/><draw:image xlink:href="./ObjectReplacements/Object 25" xlink:type="simple" xlink:show="embed" xlink:actuate="onLoad"/></draw:frame></text:span></text:p>
              </text:list-item>
              <text:list-item>
                <text:p text:style-name="P10"><text:span text:style-name="T1">= </text:span><text:span text:style-name="T1"><draw:frame draw:style-name="fr2" draw:name="Objet3" text:anchor-type="as-char" svg:y="-0.515cm" svg:width="1.203cm" svg:height="0.831cm" draw:z-index="19"><draw:object xlink:href="./Object 3" xlink:type="simple" xlink:show="embed" xlink:actuate="onLoad"/><draw:image xlink:href="./ObjectReplacements/Object 3" xlink:type="simple" xlink:show="embed" xlink:actuate="onLoad"/></draw:frame></text:span></text:p>
              </text:list-item>
              <text:list-item>
                <text:p text:style-name="P11"><text:span text:style-name="T1">= </text:span><text:span text:style-name="T1"><draw:frame draw:style-name="fr2" draw:name="Objet4" text:anchor-type="as-char" svg:y="-0.515cm" svg:width="0.981cm" svg:height="0.831cm" draw:z-index="20"><draw:object xlink:href="./Object 4" xlink:type="simple" xlink:show="embed" xlink:actuate="onLoad"/><draw:image xlink:href="./ObjectReplacements/Object 4" xlink:type="simple" xlink:show="embed" xlink:actuate="onLoad"/></draw:frame></text:span></text:p>
              </text:list-item>
              <text:list-item>
                <text:p text:style-name="P12"><text:span text:style-name="T1">= </text:span><text:span text:style-name="T1"><draw:frame draw:style-name="fr2" draw:name="Objet16" text:anchor-type="as-char" svg:y="-0.515cm" svg:width="2.203cm" svg:height="0.831cm" draw:z-index="21"><draw:object xlink:href="./Object 26" xlink:type="simple" xlink:show="embed" xlink:actuate="onLoad"/><draw:image xlink:href="./ObjectReplacements/Object 26" xlink:type="simple" xlink:show="embed" xlink:actuate="onLoad"/></draw:frame></text:span></text:p>
              </text:list-item>
              <text:list-item>
                <text:p text:style-name="P8"><text:span text:style-name="T2">= </text:span><text:span text:style-name="T2"><draw:frame draw:style-name="fr1" draw:name="Objet1" text:anchor-type="as-char" svg:y="-0.96cm" svg:width="1.901cm" svg:height="1.275cm" draw:z-index="22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p>
              </text:list-item>
              <text:list-item>
                <text:p text:style-name="P13"><text:span text:style-name="T2">= </text:span><text:span text:style-name="T2"><draw:frame draw:style-name="fr2" draw:name="Objet5" text:anchor-type="as-char" svg:y="-0.515cm" svg:width="1.499cm" svg:height="0.831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p>
              </text:list-item>
              <text:list-item>
                <text:p text:style-name="P14"><text:span text:style-name="T2">= </text:span><text:span text:style-name="T2"><draw:frame draw:style-name="fr2" draw:name="Objet29" text:anchor-type="as-char" svg:y="-0.515cm" svg:width="5.009cm" svg:height="0.85cm" draw:z-index="24"><draw:object xlink:href="./Object 67" xlink:type="simple" xlink:show="embed" xlink:actuate="onLoad"/><draw:image xlink:href="./ObjectReplacements/Object 67" xlink:type="simple" xlink:show="embed" xlink:actuate="onLoad"/><svg:desc>formule</svg:desc></draw:frame></text:span></text:p>
              </text:list-item>
              <text:list-item>
                <text:p text:style-name="P15"><text:span text:style-name="T2">= </text:span><text:span text:style-name="T2"><draw:frame draw:style-name="fr2" draw:name="Objet24" text:anchor-type="as-char" svg:y="-0.515cm" svg:width="1.864cm" svg:height="0.831cm" draw:z-index="25"><draw:object xlink:href="./Object 29" xlink:type="simple" xlink:show="embed" xlink:actuate="onLoad"/><draw:image xlink:href="./ObjectReplacements/Object 29" xlink:type="simple" xlink:show="embed" xlink:actuate="onLoad"/></draw:frame></text:span></text:p>
              </text:list-item>
              <text:list-item>
                <text:p text:style-name="P9">= <draw:frame draw:style-name="fr1" draw:name="Objet2" text:anchor-type="as-char" svg:y="-1.081cm" svg:width="2.506cm" svg:height="1.84cm" draw:z-index="26"><draw:object xlink:href="./Object 2" xlink:type="simple" xlink:show="embed" xlink:actuate="onLoad"/><draw:image xlink:href="./ObjectReplacements/Object 2" xlink:type="simple" xlink:show="embed" xlink:actuate="onLoad"/></draw:frame></text:p>
              </text:list-item>
              <text:list-item>
                <text:p text:style-name="P15">= <draw:frame draw:style-name="fr2" draw:name="Objet30" text:anchor-type="as-char" svg:y="-0.954cm" svg:width="1.498cm" svg:height="1.709cm" draw:z-index="27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    </text:list-item>
              <text:list-item>
                <text:p text:style-name="P7">= <draw:frame draw:style-name="fr1" draw:name="Objet11" text:anchor-type="as-char" svg:y="-0.598cm" svg:width="1.894cm" svg:height="0.956cm" draw:z-index="28"><draw:object xlink:href="./Object 11" xlink:type="simple" xlink:show="embed" xlink:actuate="onLoad"/><draw:image xlink:href="./ObjectReplacements/Object 11" xlink:type="simple" xlink:show="embed" xlink:actuate="onLoad"/></draw:frame></text:p>
              </text:list-item>
              <text:list-item>
                <text:p text:style-name="P7"><text:span text:style-name="T1">= </text:span><text:span text:style-name="T1"><draw:frame draw:style-name="fr1" draw:name="Objet26" text:anchor-type="as-char" svg:y="-0.519cm" svg:width="2.221cm" svg:height="1.275cm" draw:z-index="29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p>
              </text:list-item>
              <text:list-item>
                <text:p text:style-name="P7">= <draw:frame draw:style-name="fr1" draw:name="Objet14" text:anchor-type="as-char" svg:y="-0.598cm" svg:width="3.08cm" svg:height="0.956cm" draw:z-index="30"><draw:object xlink:href="./Object 14" xlink:type="simple" xlink:show="embed" xlink:actuate="onLoad"/><draw:image xlink:href="./ObjectReplacements/Object 14" xlink:type="simple" xlink:show="embed" xlink:actuate="onLoad"/></draw:frame></text:p>
              </text:list-item>
              <text:list-item>
                <text:p text:style-name="P7">= <draw:frame draw:style-name="fr1" draw:name="Objet10" text:anchor-type="as-char" svg:y="-0.96cm" svg:width="1.852cm" svg:height="1.718cm" draw:z-index="31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      </text:list-item>
              <text:list-item>
                <text:p text:style-name="P6">= <draw:frame draw:style-name="fr1" draw:name="Objet15" text:anchor-type="as-char" svg:y="-0.598cm" svg:width="2.542cm" svg:height="0.956cm" draw:z-index="32"><draw:object xlink:href="./Object 15" xlink:type="simple" xlink:show="embed" xlink:actuate="onLoad"/><draw:image xlink:href="./ObjectReplacements/Object 15" xlink:type="simple" xlink:show="embed" xlink:actuate="onLoad"/></draw:frame></text:p>
              </text:list-item>
              <text:list-item>
                <text:p text:style-name="P6">= <draw:frame draw:style-name="fr2" draw:name="Objet39" text:anchor-type="as-char" svg:y="-0.519cm" svg:width="2.492cm" svg:height="0.834cm" draw:z-index="33"><draw:object xlink:href="./Object 38" xlink:type="simple" xlink:show="embed" xlink:actuate="onLoad"/><draw:image xlink:href="./ObjectReplacements/Object 38" xlink:type="simple" xlink:show="embed" xlink:actuate="onLoad"/></draw:frame></text:p>
              </text:list-item>
              <text:list-item>
                <text:p text:style-name="P6">= <draw:frame draw:style-name="fr1" draw:name="Objet33" text:anchor-type="as-char" svg:y="-0.96cm" svg:width="2.274cm" svg:height="1.718cm" draw:z-index="34"><draw:object xlink:href="./Object 35" xlink:type="simple" xlink:show="embed" xlink:actuate="onLoad"/><draw:image xlink:href="./ObjectReplacements/Object 35" xlink:type="simple" xlink:show="embed" xlink:actuate="onLoad"/></draw:frame></text:p>
              </text:list-item>
              <text:list-item>
                <text:p text:style-name="P7">= <draw:frame draw:style-name="fr1" draw:name="Objet34" text:anchor-type="as-char" svg:y="-0.96cm" svg:width="2.043cm" svg:height="1.718cm" draw:z-index="35"><draw:object xlink:href="./Object 36" xlink:type="simple" xlink:show="embed" xlink:actuate="onLoad"/><draw:image xlink:href="./ObjectReplacements/Object 36" xlink:type="simple" xlink:show="embed" xlink:actuate="onLoad"/></draw:frame></text:p>
              </text:list-item>
              <text:list-item>
                <text:p text:style-name="P16">= <draw:frame draw:style-name="fr2" draw:name="Objet35" text:anchor-type="as-char" svg:y="-0.954cm" svg:width="3.18cm" svg:height="1.73cm" draw:z-index="36"><draw:object xlink:href="./Object 69" xlink:type="simple" xlink:show="embed" xlink:actuate="onLoad"/><draw:image xlink:href="./ObjectReplacements/Object 69" xlink:type="simple" xlink:show="embed" xlink:actuate="onLoad"/><svg:desc>formule</svg:desc></draw:frame></text:p>
              </text:list-item>
              <text:list-item>
                <text:p text:style-name="P6">= <draw:frame draw:style-name="fr1" draw:name="Objet8" text:anchor-type="as-char" svg:y="-0.566cm" svg:width="2.265cm" svg:height="0.884cm" draw:z-index="37"><draw:object xlink:href="./Object 8" xlink:type="simple" xlink:show="embed" xlink:actuate="onLoad"/><draw:image xlink:href="./ObjectReplacements/Object 8" xlink:type="simple" xlink:show="embed" xlink:actuate="onLoad"/></draw:frame></text:p>
              </text:list-item>
              <text:list-item>
                <text:p text:style-name="P6">= <draw:frame draw:style-name="fr1" draw:name="Objet9" text:anchor-type="as-char" svg:y="-0.968cm" svg:width="1.961cm" svg:height="1.737cm" draw:z-index="38"><draw:object xlink:href="./Object 9" xlink:type="simple" xlink:show="embed" xlink:actuate="onLoad"/><draw:image xlink:href="./ObjectReplacements/Object 9" xlink:type="simple" xlink:show="embed" xlink:actuate="onLoad"/></draw:frame></text:p>
              </text:list-item>
            </text:list>
          </text:list-item>
        </text:list>
        <text:p text:style-name="P3">II)<text:tab/>Puissances : <text:span text:style-name="T8">(simplifier)</text:span></text:p>
        <text:list xml:id="list220141319023885" text:continue-list="list2227264944" text:style-name="Exos">
          <text:list-item>
            <text:list>
              <text:list-item text:start-value="1">
                <text:p text:style-name="P6">= <draw:frame draw:style-name="fr1" draw:name="Objet37" text:anchor-type="as-char" svg:y="-0.603cm" svg:width="3.004cm" svg:height="0.982cm" draw:z-index="39"><draw:object xlink:href="./Object 37" xlink:type="simple" xlink:show="embed" xlink:actuate="onLoad"/><draw:image xlink:href="./ObjectReplacements/Object 37" xlink:type="simple" xlink:show="embed" xlink:actuate="onLoad"/></draw:frame></text:p>
              </text:list-item>
              <text:list-item>
                <text:p text:style-name="P7">= <draw:frame draw:style-name="fr1" draw:name="Objet38" text:anchor-type="as-char" svg:y="-0.579cm" svg:width="2.893cm" svg:height="0.956cm" draw:z-index="40"><draw:object xlink:href="./Object 39" xlink:type="simple" xlink:show="embed" xlink:actuate="onLoad"/><draw:image xlink:href="./ObjectReplacements/Object 39" xlink:type="simple" xlink:show="embed" xlink:actuate="onLoad"/></draw:frame></text:p>
              </text:list-item>
              <text:list-item>
                <text:p text:style-name="P7">= <draw:frame draw:style-name="fr2" draw:name="Objet63" text:anchor-type="as-char" svg:y="-0.66cm" svg:width="1.863cm" svg:height="1.072cm" draw:z-index="41"><draw:object xlink:href="./Object 63" xlink:type="simple" xlink:show="embed" xlink:actuate="onLoad"/><draw:image xlink:href="./ObjectReplacements/Object 63" xlink:type="simple" xlink:show="embed" xlink:actuate="onLoad"/><svg:desc>formule</svg:desc></draw:frame></text:p>
              </text:list-item>
              <text:list-item>
                <text:p text:style-name="P7">= 0,0000000005<text:span text:style-name="T3">×</text:span>1004000000</text:p>
              </text:list-item>
              <text:list-item>
                <text:p text:style-name="P7">= <draw:frame draw:style-name="fr2" draw:name="Objet44" text:anchor-type="as-char" svg:y="-0.566cm" svg:width="1.236cm" svg:height="0.931cm" draw:z-index="42"><draw:object xlink:href="./Object 44" xlink:type="simple" xlink:show="embed" xlink:actuate="onLoad"/><draw:image xlink:href="./ObjectReplacements/Object 44" xlink:type="simple" xlink:show="embed" xlink:actuate="onLoad"/></draw:frame></text:p>
              </text:list-item>
              <text:list-item>
                <text:p text:style-name="P7">= <draw:frame draw:style-name="fr1" draw:name="Objet6" text:anchor-type="as-char" svg:y="-0.579cm" svg:width="1.799cm" svg:height="0.956cm" draw:z-index="43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    </text:list-item>
              <text:list-item>
                <text:p text:style-name="P6">= <draw:frame draw:style-name="fr2" draw:name="Objet45" text:anchor-type="as-char" svg:y="-0.646cm" svg:width="2.096cm" svg:height="1.058cm" draw:z-index="44"><draw:object xlink:href="./Object 45" xlink:type="simple" xlink:show="embed" xlink:actuate="onLoad"/><draw:image xlink:href="./ObjectReplacements/Object 45" xlink:type="simple" xlink:show="embed" xlink:actuate="onLoad"/></draw:frame></text:p>
              </text:list-item>
              <text:list-item>
                <text:p text:style-name="P6">= <draw:frame draw:style-name="fr2" draw:name="Objet61" text:anchor-type="as-char" svg:y="-0.647cm" svg:width="2.618cm" svg:height="1.072cm" draw:z-index="45"><draw:object xlink:href="./Object 61" xlink:type="simple" xlink:show="embed" xlink:actuate="onLoad"/><draw:image xlink:href="./ObjectReplacements/Object 61" xlink:type="simple" xlink:show="embed" xlink:actuate="onLoad"/></draw:frame></text:p>
              </text:list-item>
              <text:list-item>
                <text:p text:style-name="P7">= <draw:frame draw:style-name="fr1" draw:name="Objet12" text:anchor-type="as-char" svg:y="-0.566cm" svg:width="3.101cm" svg:height="0.931cm" draw:z-index="46"><draw:object xlink:href="./Object 12" xlink:type="simple" xlink:show="embed" xlink:actuate="onLoad"/><draw:image xlink:href="./ObjectReplacements/Object 12" xlink:type="simple" xlink:show="embed" xlink:actuate="onLoad"/></draw:frame></text:p>
              </text:list-item>
              <text:list-item>
                <text:p text:style-name="P17">= <draw:frame draw:style-name="fr2" draw:name="Objet69" text:anchor-type="as-char" svg:y="-0.564cm" svg:width="2.78cm" svg:height="0.93cm" draw:z-index="47"><draw:object xlink:href="./Object 66" xlink:type="simple" xlink:show="embed" xlink:actuate="onLoad"/><draw:image xlink:href="./ObjectReplacements/Object 66" xlink:type="simple" xlink:show="embed" xlink:actuate="onLoad"/><svg:desc>formule</svg:desc></draw:frame></text:p>
              </text:list-item>
              <text:list-item>
                <text:p text:style-name="P7">= <draw:frame draw:style-name="fr1" draw:name="Objet7" text:anchor-type="as-char" svg:y="-0.646cm" svg:width="3.235cm" svg:height="1.058cm" draw:z-index="48"><draw:object xlink:href="./Object 7" xlink:type="simple" xlink:show="embed" xlink:actuate="onLoad"/><draw:image xlink:href="./ObjectReplacements/Object 7" xlink:type="simple" xlink:show="embed" xlink:actuate="onLoad"/><svg:desc>formule</svg:desc></draw:frame></text:p>
              </text:list-item>
              <text:list-item>
                <text:p text:style-name="P6">= <draw:frame draw:style-name="fr1" draw:name="Objet13" text:anchor-type="as-char" svg:y="-0.566cm" svg:width="2.621cm" svg:height="0.931cm" draw:z-index="49"><draw:object xlink:href="./Object 13" xlink:type="simple" xlink:show="embed" xlink:actuate="onLoad"/><draw:image xlink:href="./ObjectReplacements/Object 13" xlink:type="simple" xlink:show="embed" xlink:actuate="onLoad"/></draw:frame></text:p>
              </text:list-item>
              <text:list-item>
                <text:p text:style-name="P7">= <draw:frame draw:style-name="fr1" draw:name="Objet27" text:anchor-type="as-char" svg:y="-0.566cm" svg:width="3.05cm" svg:height="0.931cm" draw:z-index="50"><draw:object xlink:href="./Object 27" xlink:type="simple" xlink:show="embed" xlink:actuate="onLoad"/><draw:image xlink:href="./ObjectReplacements/Object 27" xlink:type="simple" xlink:show="embed" xlink:actuate="onLoad"/></draw:frame></text:p>
              </text:list-item>
              <text:list-item>
                <text:p text:style-name="P7">= <draw:frame draw:style-name="fr2" draw:name="Objet64" text:anchor-type="as-char" svg:y="-0.579cm" svg:width="3.683cm" svg:height="0.944cm" draw:z-index="51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      </text:list-item>
              <text:list-item>
                <text:p text:style-name="P6">= <draw:frame draw:style-name="fr1" draw:name="Objet28" text:anchor-type="as-char" svg:y="-0.579cm" svg:width="2.762cm" svg:height="0.956cm" draw:z-index="52"><draw:object xlink:href="./Object 28" xlink:type="simple" xlink:show="embed" xlink:actuate="onLoad"/><draw:image xlink:href="./ObjectReplacements/Object 28" xlink:type="simple" xlink:show="embed" xlink:actuate="onLoad"/></draw:frame></text:p>
              </text:list-item>
              <text:list-item>
                <text:p text:style-name="P17">= <draw:frame draw:style-name="fr2" draw:name="Objet68" text:anchor-type="as-char" svg:y="-0.564cm" svg:width="3.141cm" svg:height="0.93cm" draw:z-index="53"><draw:object xlink:href="./Object 30" xlink:type="simple" xlink:show="embed" xlink:actuate="onLoad"/><draw:image xlink:href="./ObjectReplacements/Object 30" xlink:type="simple" xlink:show="embed" xlink:actuate="onLoad"/><svg:desc>formule</svg:desc></draw:frame></text:p>
              </text:list-item>
              <text:list-item>
                <text:p text:style-name="P7">= <draw:frame draw:style-name="fr2" draw:name="Objet65" text:anchor-type="as-char" svg:y="-0.579cm" svg:width="2.723cm" svg:height="0.944cm" draw:z-index="54"><draw:object xlink:href="./Object 65" xlink:type="simple" xlink:show="embed" xlink:actuate="onLoad"/><draw:image xlink:href="./ObjectReplacements/Object 65" xlink:type="simple" xlink:show="embed" xlink:actuate="onLoad"/></draw:frame></text:p>
              </text:list-item>
              <text:list-item>
                <text:p text:style-name="P19">= <draw:frame draw:style-name="fr2" draw:name="Objet66" text:anchor-type="as-char" svg:y="-0.63cm" svg:width="3.602cm" svg:height="0.945cm" draw:z-index="55"><draw:object xlink:href="./Object 70" xlink:type="simple" xlink:show="embed" xlink:actuate="onLoad"/><draw:image xlink:href="./ObjectReplacements/Object 70" xlink:type="simple" xlink:show="embed" xlink:actuate="onLoad"/><svg:desc>formule</svg:desc></draw:frame></text:p>
              </text:list-item>
              <text:list-item>
                <text:p text:style-name="P18">= <draw:frame draw:style-name="fr2" draw:name="Objet70" text:anchor-type="as-char" svg:y="-0.589cm" svg:width="3.21cm" svg:height="0.954cm" draw:z-index="56"><draw:object xlink:href="./Object 76" xlink:type="simple" xlink:show="embed" xlink:actuate="onLoad"/><draw:image xlink:href="./ObjectReplacements/Object 76" xlink:type="simple" xlink:show="embed" xlink:actuate="onLoad"/><svg:desc>formule</svg:desc></draw:frame></text:p>
              </text:list-item>
              <text:list-item>
                <text:p text:style-name="P18">= <draw:frame draw:style-name="fr2" draw:name="Objet71" text:anchor-type="as-char" svg:y="-0.589cm" svg:width="3.822cm" svg:height="0.981cm" draw:z-index="57"><draw:object xlink:href="./Object 77" xlink:type="simple" xlink:show="embed" xlink:actuate="onLoad"/><draw:image xlink:href="./ObjectReplacements/Object 77" xlink:type="simple" xlink:show="embed" xlink:actuate="onLoad"/><svg:desc>formule</svg:desc></draw:frame></text:p>
              </text:list-item>
              <text:list-item>
                <text:p text:style-name="P17">= <draw:frame draw:style-name="fr2" draw:name="Objet72" text:anchor-type="as-char" svg:y="-0.639cm" svg:width="4.932cm" svg:height="1.072cm" draw:z-index="58"><draw:object xlink:href="./Object 75" xlink:type="simple" xlink:show="embed" xlink:actuate="onLoad"/><draw:image xlink:href="./ObjectReplacements/Object 75" xlink:type="simple" xlink:show="embed" xlink:actuate="onLoad"/><svg:desc>formule</svg:desc></draw:frame></text:p>
              </text:list-item>
              <text:list-item>
                <text:p text:style-name="P20">= <draw:frame draw:style-name="fr2" draw:name="Objet36" text:anchor-type="as-char" svg:y="-0.63cm" svg:width="3.461cm" svg:height="1.02cm" draw:z-index="59"><draw:object xlink:href="./Object 71" xlink:type="simple" xlink:show="embed" xlink:actuate="onLoad"/><draw:image xlink:href="./ObjectReplacements/Object 71" xlink:type="simple" xlink:show="embed" xlink:actuate="onLoad"/><svg:desc>formule</svg:desc></draw:frame></text:p>
              </text:list-item>
              <text:list-item>
                <text:p text:style-name="P19">= <draw:frame draw:style-name="fr2" draw:name="Objet67" text:anchor-type="as-char" svg:y="-0.589cm" svg:width="4.454cm" svg:height="0.905cm" draw:z-index="60"><draw:object xlink:href="./Object 68" xlink:type="simple" xlink:show="embed" xlink:actuate="onLoad"/><draw:image xlink:href="./ObjectReplacements/Object 68" xlink:type="simple" xlink:show="embed" xlink:actuate="onLoad"/><svg:desc>formule</svg:desc></draw:frame></text:p>
              </text:list-item>
              <text:list-item>
                <text:p text:style-name="P7">= <draw:frame draw:style-name="fr2" draw:name="Objet62" text:anchor-type="as-char" svg:y="-0.566cm" svg:width="1.704cm" svg:height="0.931cm" draw:z-index="61"><draw:object xlink:href="./Object 62" xlink:type="simple" xlink:show="embed" xlink:actuate="onLoad"/><draw:image xlink:href="./ObjectReplacements/Object 62" xlink:type="simple" xlink:show="embed" xlink:actuate="onLoad"/></draw:frame><text:s text:c="6"/><text:span text:style-name="T6">(</text:span><text:span text:style-name="T9">n</text:span><text:span text:style-name="T6"> </text:span><text:span text:style-name="T4">∈</text:span><text:span text:style-name="T6"> </text:span><text:span text:style-name="T5">ℕ</text:span><text:span text:style-name="T6">)</text:span></text:p>
              </text:list-item>
              <text:list-item>
                <text:p text:style-name="P6">= <draw:frame draw:style-name="fr1" draw:name="Objet31" text:anchor-type="as-char" svg:y="-0.579cm" svg:width="3.196cm" svg:height="0.956cm" draw:z-index="62"><draw:object xlink:href="./Object 31" xlink:type="simple" xlink:show="embed" xlink:actuate="onLoad"/><draw:image xlink:href="./ObjectReplacements/Object 31" xlink:type="simple" xlink:show="embed" xlink:actuate="onLoad"/></draw:frame></text:p>
              </text:list-item>
              <text:list-item>
                <text:p text:style-name="P7">= <draw:frame draw:style-name="fr1" draw:name="Objet32" text:anchor-type="as-char" svg:y="-0.579cm" svg:width="3.239cm" svg:height="0.956cm" draw:z-index="63"><draw:object xlink:href="./Object 32" xlink:type="simple" xlink:show="embed" xlink:actuate="onLoad"/><draw:image xlink:href="./ObjectReplacements/Object 32" xlink:type="simple" xlink:show="embed" xlink:actuate="onLoad"/></draw:frame></text:p>
              </text:list-item>
            </text:list>
          </text:list-item>
        </text:list>
        <text:p text:style-name="P4">I<text:span text:style-name="T11">II</text:span>) Factorisations :</text:p>
        <text:list xml:id="list220142225296980" text:continue-list="list220141319023885" text:style-name="Exos">
          <text:list-item>
            <text:list>
              <text:list-item text:start-value="1">
                <text:p text:style-name="P5">= <draw:frame draw:style-name="fr1" draw:name="Objet17" text:anchor-type="as-char" svg:y="-0.365cm" svg:width="3.96cm" svg:height="0.453cm" draw:z-index="0"><draw:object xlink:href="./Object 17" xlink:type="simple" xlink:show="embed" xlink:actuate="onLoad"/><draw:image xlink:href="./ObjectReplacements/Object 17" xlink:type="simple" xlink:show="embed" xlink:actuate="onLoad"/><svg:desc>formule</svg:desc></draw:frame></text:p>
              </text:list-item>
              <text:list-item>
                <text:p text:style-name="P5">= <draw:frame draw:style-name="fr1" draw:name="Objet19" text:anchor-type="as-char" svg:y="-0.365cm" svg:width="3.978cm" svg:height="0.453cm" draw:z-index="1"><draw:object xlink:href="./Object 19" xlink:type="simple" xlink:show="embed" xlink:actuate="onLoad"/><draw:image xlink:href="./ObjectReplacements/Object 19" xlink:type="simple" xlink:show="embed" xlink:actuate="onLoad"/><svg:desc>formule</svg:desc></draw:frame></text:p>
              </text:list-item>
              <text:list-item>
                <text:p text:style-name="P5">= <draw:frame draw:style-name="fr1" draw:name="Objet20" text:anchor-type="as-char" svg:y="-0.365cm" svg:width="3.03cm" svg:height="0.453cm" draw:z-index="2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      </text:list-item>
              <text:list-item>
                <text:p text:style-name="P22">= <draw:frame draw:style-name="fr1" draw:name="Objet21" text:anchor-type="as-char" svg:y="-0.365cm" svg:width="4.376cm" svg:height="0.453cm" draw:z-index="3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      </text:list-item>
              <text:list-item>
                <text:p text:style-name="P23">= <draw:frame draw:style-name="fr2" draw:name="Objet23" text:anchor-type="as-char" svg:y="-0.557cm" svg:width="3.295cm" svg:height="0.937cm" draw:z-index="65"><draw:object xlink:href="./Object 64" xlink:type="simple" xlink:show="embed" xlink:actuate="onLoad"/><draw:image xlink:href="./ObjectReplacements/Object 64" xlink:type="simple" xlink:show="embed" xlink:actuate="onLoad"/><svg:desc>formule</svg:desc></draw:frame></text:p>
              </text:list-item>
              <text:list-item>
                <text:p text:style-name="P23">= <draw:frame draw:style-name="fr2" draw:name="Objet42" text:anchor-type="as-char" svg:y="-0.319cm" svg:width="4.796cm" svg:height="0.422cm" draw:z-index="66"><draw:object xlink:href="./Object 60" xlink:type="simple" xlink:show="embed" xlink:actuate="onLoad"/><draw:image xlink:href="./ObjectReplacements/Object 60" xlink:type="simple" xlink:show="embed" xlink:actuate="onLoad"/><svg:desc>formule</svg:desc></draw:frame></text:p>
              </text:list-item>
              <text:list-item>
                <text:p text:style-name="P5">= <draw:frame draw:style-name="fr1" draw:name="Objet22" text:anchor-type="as-char" svg:y="-0.365cm" svg:width="2.131cm" svg:height="0.441cm" draw:z-index="4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      </text:list-item>
              <text:list-item>
                <text:p text:style-name="P21">= <draw:frame draw:style-name="fr1" draw:name="Objet40" text:anchor-type="as-char" svg:y="-0.365cm" svg:width="2.154cm" svg:height="0.441cm" draw:z-index="5"><draw:object xlink:href="./Object 40" xlink:type="simple" xlink:show="embed" xlink:actuate="onLoad"/><draw:image xlink:href="./ObjectReplacements/Object 40" xlink:type="simple" xlink:show="embed" xlink:actuate="onLoad"/><svg:desc>formule</svg:desc></draw:frame></text:p>
              </text:list-item>
              <text:list-item>
                <text:p text:style-name="P21">= <draw:frame draw:style-name="fr1" draw:name="Objet51" text:anchor-type="as-char" svg:y="-0.365cm" svg:width="1.827cm" svg:height="0.453cm" draw:z-index="67"><draw:object xlink:href="./Object 46" xlink:type="simple" xlink:show="embed" xlink:actuate="onLoad"/><draw:image xlink:href="./ObjectReplacements/Object 46" xlink:type="simple" xlink:show="embed" xlink:actuate="onLoad"/><svg:desc>formule</svg:desc></draw:frame></text:p>
              </text:list-item>
              <text:list-item>
                <text:p text:style-name="P21">= <draw:frame draw:style-name="fr1" draw:name="Objet60" text:anchor-type="as-char" svg:y="-0.529cm" svg:width="1.483cm" svg:height="0.859cm" draw:z-index="68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      </text:list-item>
              <text:list-item>
                <text:p text:style-name="P5">= <draw:frame draw:style-name="fr1" draw:name="Objet41" text:anchor-type="as-char" svg:y="-0.365cm" svg:width="2.845cm" svg:height="0.453cm" draw:z-index="6"><draw:object xlink:href="./Object 41" xlink:type="simple" xlink:show="embed" xlink:actuate="onLoad"/><draw:image xlink:href="./ObjectReplacements/Object 41" xlink:type="simple" xlink:show="embed" xlink:actuate="onLoad"/><svg:desc>formule</svg:desc></draw:frame></text:p>
              </text:list-item>
              <text:list-item>
                <text:p text:style-name="P5">= <draw:frame draw:style-name="fr1" draw:name="Objet47" text:anchor-type="as-char" svg:y="-0.377cm" svg:width="2.238cm" svg:height="0.467cm" draw:z-index="7"><draw:object xlink:href="./Object 47" xlink:type="simple" xlink:show="embed" xlink:actuate="onLoad"/><draw:image xlink:href="./ObjectReplacements/Object 47" xlink:type="simple" xlink:show="embed" xlink:actuate="onLoad"/><svg:desc>formule</svg:desc></draw:frame></text:p>
              </text:list-item>
              <text:list-item>
                <text:p text:style-name="P5">= <draw:frame draw:style-name="fr1" draw:name="Objet49" text:anchor-type="as-char" svg:y="-0.572cm" svg:width="4.463cm" svg:height="0.944cm" draw:z-index="8"><draw:object xlink:href="./Object 49" xlink:type="simple" xlink:show="embed" xlink:actuate="onLoad"/><draw:image xlink:href="./ObjectReplacements/Object 49" xlink:type="simple" xlink:show="embed" xlink:actuate="onLoad"/><svg:desc>formule</svg:desc></draw:frame></text:p>
              </text:list-item>
              <text:list-item>
                <text:p text:style-name="P5">= <draw:frame draw:style-name="fr1" draw:name="Objet50" text:anchor-type="as-char" svg:y="-0.559cm" svg:width="3.138cm" svg:height="0.917cm" draw:z-index="9"><draw:object xlink:href="./Object 50" xlink:type="simple" xlink:show="embed" xlink:actuate="onLoad"/><draw:image xlink:href="./ObjectReplacements/Object 50" xlink:type="simple" xlink:show="embed" xlink:actuate="onLoad"/><svg:desc>formule</svg:desc></draw:frame></text:p>
              </text:list-item>
              <text:list-item>
                <text:p text:style-name="P5">= <draw:frame draw:style-name="fr1" draw:name="Objet52" text:anchor-type="as-char" svg:y="-0.365cm" svg:width="2.431cm" svg:height="0.453cm" draw:z-index="10"><draw:object xlink:href="./Object 52" xlink:type="simple" xlink:show="embed" xlink:actuate="onLoad"/><draw:image xlink:href="./ObjectReplacements/Object 52" xlink:type="simple" xlink:show="embed" xlink:actuate="onLoad"/><svg:desc>formule</svg:desc></draw:frame></text:p>
              </text:list-item>
              <text:list-item>
                <text:p text:style-name="P21">= <draw:frame draw:style-name="fr1" draw:name="Objet53" text:anchor-type="as-char" svg:y="-0.365cm" svg:width="3.138cm" svg:height="0.453cm" draw:z-index="11"><draw:object xlink:href="./Object 53" xlink:type="simple" xlink:show="embed" xlink:actuate="onLoad"/><draw:image xlink:href="./ObjectReplacements/Object 53" xlink:type="simple" xlink:show="embed" xlink:actuate="onLoad"/><svg:desc>formule</svg:desc></draw:frame></text:p>
              </text:list-item>
              <text:list-item>
                <text:p text:style-name="P21">= <draw:frame draw:style-name="fr1" draw:name="Objet18" text:anchor-type="as-char" svg:y="-0.529cm" svg:width="1.873cm" svg:height="0.859cm" draw:z-index="70"><draw:object xlink:href="./Object 48" xlink:type="simple" xlink:show="embed" xlink:actuate="onLoad"/><draw:image xlink:href="./ObjectReplacements/Object 48" xlink:type="simple" xlink:show="embed" xlink:actuate="onLoad"/><svg:desc>formule</svg:desc></draw:frame></text:p>
              </text:list-item>
              <text:list-item>
                <text:p text:style-name="P5">= <draw:frame draw:style-name="fr1" draw:name="Objet54" text:anchor-type="as-char" svg:y="-0.365cm" svg:width="2.178cm" svg:height="0.441cm" draw:z-index="12"><draw:object xlink:href="./Object 54" xlink:type="simple" xlink:show="embed" xlink:actuate="onLoad"/><draw:image xlink:href="./ObjectReplacements/Object 54" xlink:type="simple" xlink:show="embed" xlink:actuate="onLoad"/><svg:desc>formule</svg:desc></draw:frame></text:p>
              </text:list-item>
              <text:list-item>
                <text:p text:style-name="P5">= <draw:frame draw:style-name="fr1" draw:name="Objet55" text:anchor-type="as-char" svg:y="-0.365cm" svg:width="4.223cm" svg:height="0.453cm" draw:z-index="13"><draw:object xlink:href="./Object 55" xlink:type="simple" xlink:show="embed" xlink:actuate="onLoad"/><draw:image xlink:href="./ObjectReplacements/Object 55" xlink:type="simple" xlink:show="embed" xlink:actuate="onLoad"/><svg:desc>formule</svg:desc></draw:frame></text:p>
              </text:list-item>
              <text:list-item>
                <text:p text:style-name="P5">= <draw:frame draw:style-name="fr1" draw:name="Objet56" text:anchor-type="as-char" svg:y="-0.365cm" svg:width="4.89cm" svg:height="0.453cm" draw:z-index="14"><draw:object xlink:href="./Object 56" xlink:type="simple" xlink:show="embed" xlink:actuate="onLoad"/><draw:image xlink:href="./ObjectReplacements/Object 56" xlink:type="simple" xlink:show="embed" xlink:actuate="onLoad"/><svg:desc>formule</svg:desc></draw:frame></text:p>
              </text:list-item>
              <text:list-item>
                <text:p text:style-name="P5">= <draw:frame draw:style-name="fr1" draw:name="Objet57" text:anchor-type="as-char" svg:y="-0.365cm" svg:width="4.126cm" svg:height="0.453cm" draw:z-index="15"><draw:object xlink:href="./Object 57" xlink:type="simple" xlink:show="embed" xlink:actuate="onLoad"/><draw:image xlink:href="./ObjectReplacements/Object 57" xlink:type="simple" xlink:show="embed" xlink:actuate="onLoad"/><svg:desc>formule</svg:desc></draw:frame></text:p>
              </text:list-item>
              <text:list-item>
                <text:p text:style-name="P21">= <draw:frame draw:style-name="fr1" draw:name="Objet58" text:anchor-type="as-char" svg:y="-0.377cm" svg:width="2.208cm" svg:height="0.467cm" draw:z-index="16"><draw:object xlink:href="./Object 58" xlink:type="simple" xlink:show="embed" xlink:actuate="onLoad"/><draw:image xlink:href="./ObjectReplacements/Object 58" xlink:type="simple" xlink:show="embed" xlink:actuate="onLoad"/><svg:desc>formule</svg:desc></draw:frame></text:p>
              </text:list-item>
              <text:list-item>
                <text:p text:style-name="P21">= <draw:frame draw:style-name="fr1" draw:name="Objet48" text:anchor-type="as-char" svg:y="-0.365cm" svg:width="3.103cm" svg:height="0.453cm" draw:z-index="71"><draw:object xlink:href="./Object 43" xlink:type="simple" xlink:show="embed" xlink:actuate="onLoad"/><draw:image xlink:href="./ObjectReplacements/Object 43" xlink:type="simple" xlink:show="embed" xlink:actuate="onLoad"/><svg:desc>formule</svg:desc></draw:frame></text:p>
              </text:list-item>
              <text:list-item>
                <text:p text:style-name="P5">= <draw:frame draw:style-name="fr1" draw:name="Objet59" text:anchor-type="as-char" svg:y="-0.377cm" svg:width="2.745cm" svg:height="0.494cm" draw:z-index="17"><draw:object xlink:href="./Object 59" xlink:type="simple" xlink:show="embed" xlink:actuate="onLoad"/><draw:image xlink:href="./ObjectReplacements/Object 59" xlink:type="simple" xlink:show="embed" xlink:actuate="onLoad"/><svg:desc>formule</svg:desc></draw:frame></text:p>
              </text:list-item>
              <text:list-item>
                <text:p text:style-name="P21">= <draw:frame draw:style-name="fr1" draw:name="Objet46" text:anchor-type="as-char" svg:y="-0.365cm" svg:width="0.991cm" svg:height="0.441cm" draw:z-index="69"><draw:object xlink:href="./Object 42" xlink:type="simple" xlink:show="embed" xlink:actuate="onLoad"/><draw:image xlink:href="./ObjectReplacements/Object 42" xlink:type="simple" xlink:show="embed" xlink:actuate="onLoad"/><svg:desc>formule</svg:desc></draw:frame></text:p>
              </text:list-item>
              <text:list-item>
                <text:p text:style-name="P21">= <draw:frame draw:style-name="fr1" draw:name="Objet43" text:anchor-type="as-char" svg:y="-0.365cm" svg:width="2.161cm" svg:height="0.441cm" draw:z-index="64"><draw:object xlink:href="./Object 23" xlink:type="simple" xlink:show="embed" xlink:actuate="onLoad"/><draw:image xlink:href="./ObjectReplacements/Object 23" xlink:type="simple" xlink:show="embed" xlink:actuate="onLoad"/><svg:desc>formule</svg:desc></draw:frame></text:p>
              </text:list-item>
            </text:list>
          </text:list-item>
        </text:list>
        <text:p text:style-name="P2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" style:font-charset="x-symbol"/>
    <style:font-face style:name="OpenSymbol" svg:font-family="OpenSymbol" style:font-pitch="variable" style:font-charset="x-symbol"/>
    <style:font-face style:name="StarSymbol" svg:font-family="StarSymbol"/>
    <style:font-face style:name="Tahoma1" svg:font-family="Tahoma"/>
    <style:font-face style:name="OpenSymbol1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padding-left="0cm" fo:padding-right="0cm" fo:padding-top="0cm" fo:padding-bottom="0.035cm" fo:border-left="none" fo:border-right="none" fo:border-top="none" fo:border-bottom="0.51pt solid #000000" fo:keep-with-next="always"/>
      <style:text-properties fo:text-transform="uppercase" style:font-name="Arial" fo:font-family="Arial" style:font-family-generic="swiss" style:font-pitch="variable" fo:font-size="20pt" fo:language="en" fo:country="GB" fo:font-weight="bold" style:font-size-asian="20pt" style:font-weight-asian="bold" style:font-name-complex="Arial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ABCD" style:family="paragraph" style:parent-style-name="Standard" style:list-style-name="Exos">
      <style:paragraph-properties fo:orphans="0" fo:widows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Exos">
      <text:list-level-style-number text:level="1" text:style-name="Numbering_20_Symbols" style:num-suffix=")" style:num-format="I">
        <style:list-level-properties text:min-label-width="0.499cm"/>
      </text:list-level-style-number>
      <text:list-level-style-number text:level="2" text:style-name="Numbering_20_Symbols" style:num-format="A">
        <style:list-level-properties text:min-label-width="0.499cm"/>
      </text:list-level-style-number>
      <text:list-level-style-bullet text:level="3" text:style-name="Bullet_20_Symbols" text:bullet-char="•">
        <style:list-level-properties text:space-before="1.905cm" text:min-label-width="0.499cm"/>
        <style:text-properties style:font-name="StarSymbol1"/>
      </text:list-level-style-bullet>
      <text:list-level-style-bullet text:level="4" text:style-name="Bullet_20_Symbols" text:bullet-char="•">
        <style:list-level-properties text:space-before="2.54cm" text:min-label-width="0.499cm"/>
        <style:text-properties style:font-name="StarSymbol1"/>
      </text:list-level-style-bullet>
      <text:list-level-style-bullet text:level="5" text:style-name="Bullet_20_Symbols" text:bullet-char="•">
        <style:list-level-properties text:space-before="3.175cm" text:min-label-width="0.499cm"/>
        <style:text-properties style:font-name="StarSymbol1"/>
      </text:list-level-style-bullet>
      <text:list-level-style-bullet text:level="6" text:style-name="Bullet_20_Symbols" text:bullet-char="•">
        <style:list-level-properties text:space-before="3.81cm" text:min-label-width="0.499cm"/>
        <style:text-properties style:font-name="StarSymbol1"/>
      </text:list-level-style-bullet>
      <text:list-level-style-bullet text:level="7" text:style-name="Bullet_20_Symbols" text:bullet-char="•">
        <style:list-level-properties text:space-before="4.445cm" text:min-label-width="0.499cm"/>
        <style:text-properties style:font-name="StarSymbol1"/>
      </text:list-level-style-bullet>
      <text:list-level-style-bullet text:level="8" text:style-name="Bullet_20_Symbols" text:bullet-char="•">
        <style:list-level-properties text:space-before="5.08cm" text:min-label-width="0.499cm"/>
        <style:text-properties style:font-name="StarSymbol1"/>
      </text:list-level-style-bullet>
      <text:list-level-style-bullet text:level="9" text:style-name="Bullet_20_Symbols" text:bullet-char="•">
        <style:list-level-properties text:space-before="5.715cm" text:min-label-width="0.499cm"/>
        <style:text-properties style:font-name="StarSymbol1"/>
      </text:list-level-style-bullet>
      <text:list-level-style-bullet text:level="10" text:style-name="Bullet_20_Symbols" text:bullet-char="•">
        <style:list-level-properties text:space-before="6.35cm" text:min-label-width="0.499cm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meta:initial-creator>Fontanet</meta:initial-creator>
    <meta:creation-date>2006-04-06T23:12:00</meta:creation-date>
    <dc:date>2019-06-27T22:01:40.574000000</dc:date>
    <meta:print-date>2012-09-08T17:01:18.660000000</meta:print-date>
    <dc:language>fr-FR</dc:language>
    <meta:editing-cycles>69</meta:editing-cycles>
    <meta:editing-duration>PT6H31M50S</meta:editing-duration>
    <meta:document-statistic meta:table-count="0" meta:image-count="0" meta:object-count="72" meta:page-count="1" meta:paragraph-count="77" meta:word-count="166" meta:character-count="363" meta:non-whitespace-character-count="27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frac>
          <mrow>
            <mn>2</mn>
          </mrow>
          <mi>a</mi>
        </mfrac>
        <mo stretchy="false">−</mo>
        <mrow>
          <mrow>
            <mfrac>
              <mrow>
                <mn>7</mn>
              </mrow>
              <mrow>
                <mn>5</mn>
              </mrow>
            </mfrac>
          </mrow>
          <mo stretchy="false">×</mo>
          <mrow>
            <mfrac>
              <mrow>
                <mn>1</mn>
              </mrow>
              <mrow>
                <mrow>
                  <mfrac>
                    <mi>a</mi>
                    <mrow>
                      <mn>4</mn>
                    </mrow>
                  </mfrac>
                  <mo stretchy="false">−</mo>
                  <mfrac>
                    <mi>a</mi>
                    <mrow>
                      <mn>2</mn>
                    </mrow>
                  </mfrac>
                </mrow>
              </mrow>
            </mfrac>
          </mrow>
        </mrow>
      </mrow>
    </mrow>
    <annotation encoding="StarMath 5.0">{2} over a - {{7} over {5}}  times  {{1} over {a over {4} - a over {2}}}</annotation>
  </semantics>
</math>
</file>

<file path=Object 10/content.xml><?xml version="1.0" encoding="utf-8"?>
<math xmlns="http://www.w3.org/1998/Math/MathML">
  <semantics>
    <mrow>
      <mrow>
        <mfrac>
          <mrow>
            <mrow>
              <mfrac>
                <mrow>
                  <mn>7</mn>
                </mrow>
                <mrow>
                  <mn>6</mn>
                </mrow>
              </mfrac>
              <mo stretchy="false">−</mo>
              <mfrac>
                <mi>a</mi>
                <mrow>
                  <mn>3</mn>
                </mrow>
              </mfrac>
            </mrow>
          </mrow>
          <mrow>
            <mrow>
              <mrow>
                <mn>1</mn>
              </mrow>
              <mo stretchy="false">−</mo>
              <mfrac>
                <mrow>
                  <mn>4a</mn>
                </mrow>
                <mrow>
                  <mn>14</mn>
                </mrow>
              </mfrac>
            </mrow>
          </mrow>
        </mfrac>
        <mo stretchy="false">×</mo>
        <mrow>
          <mfrac>
            <msup>
              <mi>a</mi>
              <mrow>
                <mn>2</mn>
              </mrow>
            </msup>
            <mrow>
              <mn>7</mn>
            </mrow>
          </mfrac>
        </mrow>
      </mrow>
    </mrow>
    <annotation encoding="StarMath 5.0">{{7} over {6} - a over {3}}  over  {{1}-{4a} over {14}}  times  {a^{2} over {7}}</annotation>
  </semantics>
</math>
</file>

<file path=Object 11/content.xml><?xml version="1.0" encoding="utf-8"?>
<math xmlns="http://www.w3.org/1998/Math/MathML">
  <semantics>
    <mrow>
      <mrow>
        <mrow>
          <mfrac>
            <mrow>
              <mrow>
                <mrow>
                  <mn>2</mn>
                </mrow>
                <mo stretchy="false">+</mo>
                <mrow>
                  <mn>3</mn>
                </mrow>
              </mrow>
            </mrow>
            <mrow>
              <mrow>
                <mrow>
                  <mn>2</mn>
                </mrow>
                <mo stretchy="false">+</mo>
                <mrow>
                  <mn>7</mn>
                </mrow>
              </mrow>
            </mrow>
          </mfrac>
        </mrow>
        <mo stretchy="false">÷</mo>
        <msup>
          <mfenced open="(" close=")">
            <mrow>
              <mfrac>
                <mrow>
                  <mn>5</mn>
                </mrow>
                <mrow>
                  <mn>3</mn>
                </mrow>
              </mfrac>
            </mrow>
          </mfenced>
          <mrow>
            <mn>2</mn>
          </mrow>
        </msup>
      </mrow>
    </mrow>
    <annotation encoding="StarMath 5.0">{{{2}+{3}}  over  {{2}+{7}}} div  left({5} over {3} right)^{2}</annotation>
  </semantics>
</math>
</file>

<file path=Object 12/content.xml><?xml version="1.0" encoding="utf-8"?>
<math xmlns="http://www.w3.org/1998/Math/MathML">
  <semantics>
    <mrow>
      <mfrac>
        <mrow>
          <mrow>
            <mrow>
              <mrow>
                <msup>
                  <mrow>
                    <mn>2</mn>
                  </mrow>
                  <mrow>
                    <mn>2</mn>
                  </mrow>
                </msup>
                <mo stretchy="false">×</mo>
                <msup>
                  <mrow>
                    <mn>10</mn>
                  </mrow>
                  <mrow>
                    <mrow>
                      <mo stretchy="false">−</mo>
                      <mrow>
                        <mn>10</mn>
                      </mrow>
                    </mrow>
                  </mrow>
                </msup>
              </mrow>
              <mo stretchy="false">×</mo>
              <msup>
                <mrow>
                  <mn>2</mn>
                </mrow>
                <mrow>
                  <mn>7</mn>
                </mrow>
              </msup>
            </mrow>
            <mo stretchy="false">×</mo>
            <msup>
              <mrow>
                <mn>10</mn>
              </mrow>
              <mrow>
                <mrow>
                  <mo stretchy="false">−</mo>
                  <mrow>
                    <mn>6</mn>
                  </mrow>
                </mrow>
              </mrow>
            </msup>
          </mrow>
        </mrow>
        <mrow>
          <mrow>
            <mrow>
              <mn>32</mn>
            </mrow>
            <mo stretchy="false">×</mo>
            <msup>
              <mrow>
                <mn>10</mn>
              </mrow>
              <mrow>
                <mrow>
                  <mo stretchy="false">−</mo>
                  <mrow>
                    <mn>15</mn>
                  </mrow>
                </mrow>
              </mrow>
            </msup>
          </mrow>
        </mrow>
      </mfrac>
    </mrow>
    <annotation encoding="StarMath 5.0">{{2}^{2} times {10}^{-{10}} times {2}^{7} times {10}^{-{6}}} over {{32} times {10}^{-{15}}}</annotation>
  </semantics>
</math>
</file>

<file path=Object 13/content.xml><?xml version="1.0" encoding="utf-8"?>
<math xmlns="http://www.w3.org/1998/Math/MathML">
  <semantics>
    <mrow>
      <mfrac>
        <mrow>
          <mrow>
            <mrow>
              <msup>
                <mrow>
                  <mn>5</mn>
                </mrow>
                <mrow>
                  <mn>3</mn>
                </mrow>
              </msup>
              <mo stretchy="false">×</mo>
              <msup>
                <mrow>
                  <mn>3</mn>
                </mrow>
                <mrow>
                  <mn>8</mn>
                </mrow>
              </msup>
            </mrow>
            <mo stretchy="false">×</mo>
            <msup>
              <mrow>
                <mn>5</mn>
              </mrow>
              <mrow>
                <mn>2</mn>
              </mrow>
            </msup>
          </mrow>
        </mrow>
        <mrow>
          <mrow>
            <mrow>
              <mrow>
                <mrow>
                  <mn>125</mn>
                </mrow>
                <mo stretchy="false">×</mo>
                <msup>
                  <mrow>
                    <mn>5</mn>
                  </mrow>
                  <mrow>
                    <mn>2</mn>
                  </mrow>
                </msup>
              </mrow>
              <mo stretchy="false">×</mo>
              <mrow>
                <mn>81</mn>
              </mrow>
            </mrow>
            <mo stretchy="false">×</mo>
            <msup>
              <mrow>
                <mn>7</mn>
              </mrow>
              <mrow>
                <mn>0</mn>
              </mrow>
            </msup>
          </mrow>
        </mrow>
      </mfrac>
    </mrow>
    <annotation encoding="StarMath 5.0">{{5}^{3} times {3}^{8} times {5}^{2}} over {{125} times {5}^{2} times {81} times {7}^{0}}</annotation>
  </semantics>
</math>
</file>

<file path=Object 14/content.xml><?xml version="1.0" encoding="utf-8"?>
<math xmlns="http://www.w3.org/1998/Math/MathML">
  <semantics>
    <mrow>
      <mrow>
        <mrow>
          <mrow>
            <mrow>
              <mfrac>
                <mrow>
                  <mn>7</mn>
                </mrow>
                <mrow>
                  <mn>18</mn>
                </mrow>
              </mfrac>
            </mrow>
            <mo stretchy="false">×</mo>
            <mrow>
              <mfrac>
                <mrow>
                  <mn>2</mn>
                </mrow>
                <mrow>
                  <mn>7</mn>
                </mrow>
              </mfrac>
            </mrow>
          </mrow>
          <mo stretchy="false">−</mo>
          <msup>
            <mfenced open="(" close=")">
              <mrow>
                <mrow>
                  <mfrac>
                    <mrow>
                      <mn>5</mn>
                    </mrow>
                    <mrow>
                      <mn>3</mn>
                    </mrow>
                  </mfrac>
                  <mo stretchy="false">−</mo>
                  <mrow>
                    <mn>1</mn>
                  </mrow>
                </mrow>
              </mrow>
            </mfenced>
            <mrow>
              <mn>2</mn>
            </mrow>
          </msup>
        </mrow>
        <mo stretchy="false">+</mo>
        <mrow>
          <mn>1</mn>
        </mrow>
      </mrow>
    </mrow>
    <annotation encoding="StarMath 5.0">{{7} over {18}} times {{2} over {7}}- left({5} over {3}-{1} right)^{2}+{1}</annotation>
  </semantics>
</math>
</file>

<file path=Object 15/content.xml><?xml version="1.0" encoding="utf-8"?>
<math xmlns="http://www.w3.org/1998/Math/MathML">
  <semantics>
    <mrow>
      <mrow>
        <mrow>
          <msup>
            <mfenced open="(" close=")">
              <mrow>
                <mrow>
                  <mfrac>
                    <mrow>
                      <mn>2</mn>
                    </mrow>
                    <mrow>
                      <mn>5</mn>
                    </mrow>
                  </mfrac>
                  <mo stretchy="false">−</mo>
                  <mfrac>
                    <mrow>
                      <mn>3</mn>
                    </mrow>
                    <mrow>
                      <mn>4</mn>
                    </mrow>
                  </mfrac>
                </mrow>
              </mrow>
            </mfenced>
            <mrow>
              <mn>2</mn>
            </mrow>
          </msup>
        </mrow>
        <mo stretchy="false">÷</mo>
        <mrow>
          <mrow>
            <mfrac>
              <mrow>
                <mn>5</mn>
              </mrow>
              <mrow>
                <mn>8</mn>
              </mrow>
            </mfrac>
            <mo stretchy="false">−</mo>
            <mfrac>
              <mrow>
                <mn>8</mn>
              </mrow>
              <mrow>
                <mn>3</mn>
              </mrow>
            </mfrac>
          </mrow>
        </mrow>
      </mrow>
    </mrow>
    <annotation encoding="StarMath 5.0">{ left({2} over {5}-{3} over {4} right)^{2}} div {{5} over {8}-{8} over {3}}</annotation>
  </semantics>
</math>
</file>

<file path=Object 16/content.xml><?xml version="1.0" encoding="utf-8"?>
<math xmlns="http://www.w3.org/1998/Math/MathML" display="block">
  <semantics>
    <mrow>
      <msup>
        <mi>x</mi>
        <mn>2</mn>
      </msup>
      <mo stretchy="false">+</mo>
      <mi>x</mi>
      <mo stretchy="false">+</mo>
      <mfrac>
        <mn>1</mn>
        <mn>4</mn>
      </mfrac>
    </mrow>
    <annotation encoding="StarMath 5.0">x^2 + x + {1 over 4}</annotation>
  </semantics>
</math>
</file>

<file path=Object 17/content.xml><?xml version="1.0" encoding="utf-8"?>
<math xmlns="http://www.w3.org/1998/Math/MathML">
  <semantics>
    <mrow>
      <msup>
        <mi>x</mi>
        <mn>2</mn>
      </msup>
      <mi>–</mi>
      <mrow>
        <mn>9</mn>
      </mrow>
      <mi>–</mi>
      <mrow>
        <mo stretchy="false">(</mo>
        <mrow>
          <mrow>
            <mn>2</mn>
          </mrow>
          <mi>x</mi>
          <mi>–</mi>
          <mrow>
            <mn>6</mn>
          </mrow>
        </mrow>
        <mo stretchy="false">)</mo>
      </mrow>
      <mrow>
        <mi>x</mi>
        <mo stretchy="false">+</mo>
        <msup>
          <mrow>
            <mo stretchy="false">(</mo>
            <mrow>
              <mi>x</mi>
              <mi>–</mi>
              <mrow>
                <mn>3</mn>
              </mrow>
            </mrow>
            <mo stretchy="false">)</mo>
          </mrow>
          <mn>2</mn>
        </msup>
      </mrow>
    </mrow>
    <annotation encoding="StarMath 5.0">x^2 – {9} – ({2} x – {6}) x + (x – {3})^2</annotation>
  </semantics>
</math>
</file>

<file path=Object 19/content.xml><?xml version="1.0" encoding="utf-8"?>
<math xmlns="http://www.w3.org/1998/Math/MathML">
  <semantics>
    <mrow>
      <mrow>
        <msup>
          <mrow>
            <mo stretchy="false">(</mo>
            <mrow>
              <mi>x</mi>
              <mi>–</mi>
              <mrow>
                <mn>11</mn>
              </mrow>
            </mrow>
            <mo stretchy="false">)</mo>
          </mrow>
          <mn>2</mn>
        </msup>
        <mo stretchy="false">+</mo>
        <mrow>
          <mo stretchy="false">(</mo>
          <mrow>
            <mrow>
              <mn>33</mn>
            </mrow>
            <mi>–</mi>
            <mrow>
              <mn>3</mn>
            </mrow>
            <mi>x</mi>
          </mrow>
          <mo stretchy="false">)</mo>
        </mrow>
      </mrow>
      <mrow>
        <mo stretchy="false">(</mo>
        <mrow>
          <mrow>
            <mi>x</mi>
            <mo stretchy="false">+</mo>
            <mrow>
              <mn>2</mn>
            </mrow>
          </mrow>
        </mrow>
        <mo stretchy="false">)</mo>
      </mrow>
    </mrow>
    <annotation encoding="StarMath 5.0">(x – {11})^2 + ({33} – {3} x)(x + {2})</annotation>
  </semantics>
</math>
</file>

<file path=Object 2/content.xml><?xml version="1.0" encoding="utf-8"?>
<math xmlns="http://www.w3.org/1998/Math/MathML">
  <semantics>
    <mrow>
      <mrow>
        <msup>
          <mi>a</mi>
          <mrow>
            <mrow>
              <mo stretchy="false">−</mo>
              <mrow>
                <mn>2</mn>
              </mrow>
            </mrow>
          </mrow>
        </msup>
        <mo stretchy="false">+</mo>
        <mfrac>
          <msup>
            <mfenced open="(" close=")">
              <mrow>
                <mrow>
                  <mfrac>
                    <mrow>
                      <mn>1</mn>
                    </mrow>
                    <mrow>
                      <mrow>
                        <mn>2</mn>
                      </mrow>
                      <mi>a</mi>
                    </mrow>
                  </mfrac>
                  <mo stretchy="false">+</mo>
                  <mfrac>
                    <mrow>
                      <mn>1</mn>
                    </mrow>
                    <mi>a</mi>
                  </mfrac>
                </mrow>
              </mrow>
            </mfenced>
            <mrow>
              <mn>2</mn>
            </mrow>
          </msup>
          <mrow>
            <mfrac>
              <mrow>
                <mn>5</mn>
              </mrow>
              <mrow>
                <mn>4</mn>
              </mrow>
            </mfrac>
          </mrow>
        </mfrac>
      </mrow>
    </mrow>
    <annotation encoding="StarMath 5.0">a^{-{2}}+ left({1} over {{2}a}+{1} over a right)^{2} over {{5} over {4}}</annotation>
  </semantics>
</math>
</file>

<file path=Object 20/content.xml><?xml version="1.0" encoding="utf-8"?>
<math xmlns="http://www.w3.org/1998/Math/MathML">
  <semantics>
    <mrow>
      <mrow>
        <mo stretchy="false">(</mo>
        <mrow>
          <msup>
            <mi>x</mi>
            <mn>4</mn>
          </msup>
          <mi>–</mi>
          <mrow>
            <mn>1</mn>
          </mrow>
        </mrow>
        <mo stretchy="false">)</mo>
      </mrow>
      <mrow>
        <mo stretchy="false">(</mo>
        <mrow>
          <mrow>
            <msup>
              <mi>x</mi>
              <mn>2</mn>
            </msup>
            <mo stretchy="false">+</mo>
            <mrow>
              <mn>2</mn>
            </mrow>
          </mrow>
          <mrow>
            <mi>x</mi>
            <mo stretchy="false">+</mo>
            <mrow>
              <mn>1</mn>
            </mrow>
          </mrow>
        </mrow>
        <mo stretchy="false">)</mo>
      </mrow>
    </mrow>
    <annotation encoding="StarMath 5.0">(x^4 – {1})(x^2 + {2} x + {1})</annotation>
  </semantics>
</math>
</file>

<file path=Object 21/content.xml><?xml version="1.0" encoding="utf-8"?>
<math xmlns="http://www.w3.org/1998/Math/MathML">
  <semantics>
    <mrow>
      <mi>–</mi>
      <mrow>
        <mn>0,3</mn>
      </mrow>
      <mrow>
        <msup>
          <mrow>
            <mo stretchy="false">(</mo>
            <mrow>
              <mrow>
                <mn>2</mn>
              </mrow>
              <mi>x</mi>
              <mi>–</mi>
              <mrow>
                <mn>3</mn>
              </mrow>
            </mrow>
            <mo stretchy="false">)</mo>
          </mrow>
          <mn>2</mn>
        </msup>
        <mo stretchy="false">+</mo>
        <mrow>
          <mn>0,7</mn>
        </mrow>
      </mrow>
      <mi>x</mi>
      <mrow>
        <mo stretchy="false">(</mo>
        <mrow>
          <mrow>
            <mn>1,5</mn>
          </mrow>
          <mi>–</mi>
          <mi>x</mi>
        </mrow>
        <mo stretchy="false">)</mo>
      </mrow>
    </mrow>
    <annotation encoding="StarMath 5.0">– {0,3} ({2} x – {3})^2 + {0,7} x ({1,5} – x)</annotation>
  </semantics>
</math>
</file>

<file path=Object 22/content.xml><?xml version="1.0" encoding="utf-8"?>
<math xmlns="http://www.w3.org/1998/Math/MathML">
  <semantics>
    <mrow>
      <mrow>
        <mn>0,25</mn>
      </mrow>
      <msup>
        <mi>x</mi>
        <mn>2</mn>
      </msup>
      <mi>–</mi>
      <mrow>
        <mi>x</mi>
        <mo stretchy="false">+</mo>
        <mrow>
          <mn>1</mn>
        </mrow>
      </mrow>
    </mrow>
    <annotation encoding="StarMath 5.0">{0,25} x^2 – x + {1}</annotation>
  </semantics>
</math>
</file>

<file path=Object 23/content.xml><?xml version="1.0" encoding="utf-8"?>
<math xmlns="http://www.w3.org/1998/Math/MathML">
  <semantics>
    <mrow>
      <mrow>
        <msup>
          <mi>x</mi>
          <mn>2</mn>
        </msup>
        <mo stretchy="false">+</mo>
        <mrow>
          <mn>2</mn>
        </mrow>
      </mrow>
      <msqrt>
        <mrow>
          <mn>2</mn>
        </mrow>
      </msqrt>
      <mrow>
        <mi>x</mi>
        <mo stretchy="false">+</mo>
        <mrow>
          <mn>2</mn>
        </mrow>
      </mrow>
    </mrow>
    <annotation encoding="StarMath 5.0">x^2 + {2} sqrt{2} x + {2}</annotation>
  </semantics>
</math>
</file>

<file path=Object 24/content.xml><?xml version="1.0" encoding="utf-8"?>
<math xmlns="http://www.w3.org/1998/Math/MathML" display="block">
  <semantics>
    <mrow>
      <mfrac>
        <mn>2</mn>
        <mrow>
          <mn>5</mn>
          <mo stretchy="false">−</mo>
          <mi>x</mi>
        </mrow>
      </mfrac>
      <mo stretchy="false">−</mo>
      <mfrac>
        <mn>1</mn>
        <mi>x</mi>
      </mfrac>
    </mrow>
    <annotation encoding="StarMath 5.0">{2}over{{5}-x}-{1}over{x}</annotation>
  </semantics>
</math>
</file>

<file path=Object 25/content.xml><?xml version="1.0" encoding="utf-8"?>
<math xmlns="http://www.w3.org/1998/Math/MathML">
  <semantics>
    <mrow>
      <mrow>
        <mfrac>
          <mrow>
            <mn>4</mn>
          </mrow>
          <mrow>
            <mn>5</mn>
          </mrow>
        </mfrac>
        <mo stretchy="false">−</mo>
        <mrow>
          <mfrac>
            <mrow>
              <mn>2</mn>
            </mrow>
            <mrow>
              <mn>5</mn>
            </mrow>
          </mfrac>
        </mrow>
      </mrow>
      <mfenced open="(" close=")">
        <mrow>
          <mrow>
            <mfrac>
              <mrow>
                <mn>1</mn>
              </mrow>
              <mrow>
                <mn>3</mn>
              </mrow>
            </mfrac>
            <mo stretchy="false">−</mo>
            <mrow>
              <mn>3</mn>
            </mrow>
          </mrow>
        </mrow>
      </mfenced>
    </mrow>
    <annotation encoding="StarMath 5.0">{4} over {5} - {{2} over {5}} left({1} over {3} - {3} right)</annotation>
  </semantics>
</math>
</file>

<file path=Object 26/content.xml><?xml version="1.0" encoding="utf-8"?>
<math xmlns="http://www.w3.org/1998/Math/MathML" display="block">
  <semantics>
    <mrow>
      <mfrac>
        <mi>a</mi>
        <mrow>
          <mi>a</mi>
          <mo stretchy="false">−</mo>
          <mn>1</mn>
        </mrow>
      </mfrac>
      <mo stretchy="false">−</mo>
      <mfrac>
        <mn>2</mn>
        <mrow>
          <mn>2</mn>
          <mrow>
            <mi>a</mi>
            <mo stretchy="false">−</mo>
            <mn>2</mn>
          </mrow>
        </mrow>
      </mfrac>
    </mrow>
    <annotation encoding="StarMath 5.0">{a}over{a-{1}}-{2}over{{2}a-{2}}</annotation>
  </semantics>
</math>
</file>

<file path=Object 27/content.xml><?xml version="1.0" encoding="utf-8"?>
<math xmlns="http://www.w3.org/1998/Math/MathML">
  <semantics>
    <mrow>
      <mfrac>
        <mrow>
          <mrow>
            <mrow>
              <mrow>
                <mrow>
                  <mn>0,9</mn>
                </mrow>
                <mo stretchy="false">×</mo>
                <mrow>
                  <mn>7</mn>
                </mrow>
              </mrow>
              <mo stretchy="false">×</mo>
              <msup>
                <mrow>
                  <mn>10</mn>
                </mrow>
                <mrow>
                  <mrow>
                    <mo stretchy="false">−</mo>
                    <mrow>
                      <mn>1</mn>
                    </mrow>
                  </mrow>
                </mrow>
              </msup>
            </mrow>
            <mo stretchy="false">×</mo>
            <mrow>
              <mn>250</mn>
            </mrow>
          </mrow>
        </mrow>
        <mrow>
          <mrow>
            <mrow>
              <mrow>
                <mrow>
                  <mn>14</mn>
                </mrow>
                <mo stretchy="false">×</mo>
                <msup>
                  <mrow>
                    <mn>10</mn>
                  </mrow>
                  <mrow>
                    <mn>3</mn>
                  </mrow>
                </msup>
              </mrow>
              <mo stretchy="false">×</mo>
              <mrow>
                <mn>0,5</mn>
              </mrow>
            </mrow>
            <mo stretchy="false">×</mo>
            <msup>
              <mrow>
                <mn>10</mn>
              </mrow>
              <mrow>
                <mrow>
                  <mo stretchy="false">−</mo>
                  <mrow>
                    <mn>2</mn>
                  </mrow>
                </mrow>
              </mrow>
            </msup>
          </mrow>
        </mrow>
      </mfrac>
    </mrow>
    <annotation encoding="StarMath 5.0">{{0,9} times {7} times {10}^ {-{1}}  times {250}}  over  {{14} times {10}^ {3}  times  {0,5}  times  {10} ^ {-{2}}}</annotation>
  </semantics>
</math>
</file>

<file path=Object 28/content.xml><?xml version="1.0" encoding="utf-8"?>
<math xmlns="http://www.w3.org/1998/Math/MathML">
  <semantics>
    <mrow>
      <mfrac>
        <msup>
          <mrow>
            <mo stretchy="false">(</mo>
            <mrow>
              <mrow>
                <mrow>
                  <msup>
                    <mrow>
                      <mn>56</mn>
                    </mrow>
                    <mrow>
                      <mn>8</mn>
                    </mrow>
                  </msup>
                  <mo stretchy="false">×</mo>
                  <msup>
                    <mrow>
                      <mn>81</mn>
                    </mrow>
                    <mrow>
                      <mrow>
                        <mo stretchy="false">−</mo>
                        <mrow>
                          <mn>2</mn>
                        </mrow>
                      </mrow>
                    </mrow>
                  </msup>
                </mrow>
                <mo stretchy="false">×</mo>
                <msup>
                  <mrow>
                    <mn>25</mn>
                  </mrow>
                  <mrow>
                    <mn>7</mn>
                  </mrow>
                </msup>
              </mrow>
            </mrow>
            <mo stretchy="false">)</mo>
          </mrow>
          <mrow>
            <mn>3</mn>
          </mrow>
        </msup>
        <msup>
          <mrow>
            <mo stretchy="false">(</mo>
            <mrow>
              <mrow>
                <msup>
                  <mrow>
                    <mn>50</mn>
                  </mrow>
                  <mrow>
                    <mn>5</mn>
                  </mrow>
                </msup>
                <mo stretchy="false">×</mo>
                <msup>
                  <mrow>
                    <mn>700</mn>
                  </mrow>
                  <mrow>
                    <mn>3</mn>
                  </mrow>
                </msup>
              </mrow>
            </mrow>
            <mo stretchy="false">)</mo>
          </mrow>
          <mrow>
            <mn>4</mn>
          </mrow>
        </msup>
      </mfrac>
    </mrow>
    <annotation encoding="StarMath 5.0">({56} ^ {8}  times  {81} ^ {-{2}}  times  {25} ^ {7})^  {3} over  ({50} ^ {5}  times  {700} ^ {3} ) ^ {4}</annotation>
  </semantics>
</math>
</file>

<file path=Object 29/content.xml><?xml version="1.0" encoding="utf-8"?>
<math xmlns="http://www.w3.org/1998/Math/MathML" display="block">
  <semantics>
    <mrow>
      <mfrac>
        <mn>1</mn>
        <mrow>
          <mi>x</mi>
          <mo stretchy="false">−</mo>
          <mn>1</mn>
        </mrow>
      </mfrac>
      <mo stretchy="false">+</mo>
      <mfrac>
        <mn>1</mn>
        <mrow>
          <mi>x</mi>
          <mo stretchy="false">+</mo>
          <mn>1</mn>
        </mrow>
      </mfrac>
    </mrow>
    <annotation encoding="StarMath 5.0">{1}over{x-{1}}+{1}over{x+{1}}</annotation>
  </semantics>
</math>
</file>

<file path=Object 3/content.xml><?xml version="1.0" encoding="utf-8"?>
<math xmlns="http://www.w3.org/1998/Math/MathML" display="block">
  <semantics>
    <mrow>
      <mfrac>
        <mn>1</mn>
        <mrow>
          <mn>2</mn>
          <mi>x</mi>
        </mrow>
      </mfrac>
      <mo stretchy="false">+</mo>
      <mfrac>
        <mn>3</mn>
        <mi>x</mi>
      </mfrac>
    </mrow>
    <annotation encoding="StarMath 5.0">{1}over{{2}x}+{3}over{x}</annotation>
  </semantics>
</math>
</file>

<file path=Object 30/content.xml><?xml version="1.0" encoding="utf-8"?>
<math xmlns="http://www.w3.org/1998/Math/MathML" display="block">
  <semantics>
    <mfrac>
      <mrow>
        <mn>0,09</mn>
        <mo stretchy="false">×</mo>
        <mn>7</mn>
        <mo stretchy="false">×</mo>
        <msup>
          <mn>10</mn>
          <mrow>
            <mo stretchy="false">−</mo>
            <mn>1</mn>
          </mrow>
        </msup>
        <mo stretchy="false">×</mo>
        <msqrt>
          <mn>25</mn>
        </msqrt>
      </mrow>
      <mrow>
        <mn>14</mn>
        <mo stretchy="false">×</mo>
        <msup>
          <mn>10</mn>
          <mn>3</mn>
        </msup>
        <mo stretchy="false">×</mo>
        <mn>0,5</mn>
        <mo stretchy="false">×</mo>
        <msup>
          <mn>10</mn>
          <mrow>
            <mo stretchy="false">−</mo>
            <mn>2</mn>
          </mrow>
        </msup>
      </mrow>
    </mfrac>
    <annotation encoding="StarMath 5.0">{0,09} times {7} times {10}^-{1} times sqrt{25}over{{14} times {10}^{3} times {0,5} times {10}^-{2}}</annotation>
  </semantics>
</math>
</file>

<file path=Object 31/content.xml><?xml version="1.0" encoding="utf-8"?>
<math xmlns="http://www.w3.org/1998/Math/MathML">
  <semantics>
    <mrow>
      <mfrac>
        <mrow>
          <msup>
            <mrow>
              <mo stretchy="false">(</mo>
              <mrow>
                <msup>
                  <mi mathvariant="italic">ab</mi>
                  <mrow>
                    <mn>2</mn>
                  </mrow>
                </msup>
              </mrow>
              <mo stretchy="false">)</mo>
            </mrow>
            <mrow>
              <mn>2</mn>
            </mrow>
          </msup>
          <msup>
            <mrow>
              <mo stretchy="false">(</mo>
              <mrow>
                <msup>
                  <mi mathvariant="italic">ab</mi>
                  <mrow>
                    <mrow>
                      <mo stretchy="false">−</mo>
                      <mrow>
                        <mn>1</mn>
                      </mrow>
                    </mrow>
                  </mrow>
                </msup>
              </mrow>
              <mo stretchy="false">)</mo>
            </mrow>
            <mrow>
              <mn>3</mn>
            </mrow>
          </msup>
          <msup>
            <mrow>
              <mo stretchy="false">(</mo>
              <mrow>
                <msup>
                  <mi>a</mi>
                  <mrow>
                    <mn>2</mn>
                  </mrow>
                </msup>
                <mi>b</mi>
              </mrow>
              <mo stretchy="false">)</mo>
            </mrow>
            <mrow>
              <mrow>
                <mo stretchy="false">−</mo>
                <mrow>
                  <mn>2</mn>
                </mrow>
              </mrow>
            </mrow>
          </msup>
        </mrow>
        <mrow>
          <msup>
            <mi>a</mi>
            <mrow>
              <mn>2</mn>
            </mrow>
          </msup>
          <msup>
            <mi>c</mi>
            <mrow>
              <mrow>
                <mo stretchy="false">−</mo>
                <mrow>
                  <mn>5</mn>
                </mrow>
              </mrow>
            </mrow>
          </msup>
          <msup>
            <mrow>
              <mo stretchy="false">(</mo>
              <mrow>
                <msup>
                  <mi>a</mi>
                  <mrow>
                    <mrow>
                      <mo stretchy="false">−</mo>
                      <mrow>
                        <mn>1</mn>
                      </mrow>
                    </mrow>
                  </mrow>
                </msup>
                <msup>
                  <mi mathvariant="italic">bc</mi>
                  <mrow>
                    <mn>2</mn>
                  </mrow>
                </msup>
              </mrow>
              <mo stretchy="false">)</mo>
            </mrow>
            <mrow>
              <mn>3</mn>
            </mrow>
          </msup>
        </mrow>
      </mfrac>
    </mrow>
    <annotation encoding="StarMath 5.0">{(ab^{2})^{2}(ab^{-{1}})^{3}(a^{2}b)^{-{2}}} over {a^{2} c^{-{5}}(a^{-{1}}bc^{2})^{3}}</annotation>
  </semantics>
</math>
</file>

<file path=Object 32/content.xml><?xml version="1.0" encoding="utf-8"?>
<math xmlns="http://www.w3.org/1998/Math/MathML">
  <semantics>
    <mrow>
      <mfrac>
        <mrow>
          <msup>
            <mrow>
              <mo stretchy="false">(</mo>
              <mrow>
                <msup>
                  <mi mathvariant="italic">ab</mi>
                  <mrow>
                    <mrow>
                      <mo stretchy="false">−</mo>
                      <mrow>
                        <mn>2</mn>
                      </mrow>
                    </mrow>
                  </mrow>
                </msup>
                <msup>
                  <mi>c</mi>
                  <mrow>
                    <mn>3</mn>
                  </mrow>
                </msup>
              </mrow>
              <mo stretchy="false">)</mo>
            </mrow>
            <mrow>
              <mn>4</mn>
            </mrow>
          </msup>
          <msup>
            <mrow>
              <mo stretchy="false">(</mo>
              <mrow>
                <msup>
                  <mi>a</mi>
                  <mrow>
                    <mn>4</mn>
                  </mrow>
                </msup>
                <msup>
                  <mi>b</mi>
                  <mrow>
                    <mn>5</mn>
                  </mrow>
                </msup>
                <msup>
                  <mi>c</mi>
                  <mrow>
                    <mrow>
                      <mo stretchy="false">−</mo>
                      <mrow>
                        <mn>6</mn>
                      </mrow>
                    </mrow>
                  </mrow>
                </msup>
              </mrow>
              <mo stretchy="false">)</mo>
            </mrow>
            <mrow>
              <mrow>
                <mo stretchy="false">−</mo>
                <mrow>
                  <mn>2</mn>
                </mrow>
              </mrow>
            </mrow>
          </msup>
        </mrow>
        <mrow>
          <msup>
            <mrow>
              <mo stretchy="false">(</mo>
              <mrow>
                <msup>
                  <mi>a</mi>
                  <mrow>
                    <mrow>
                      <mo stretchy="false">−</mo>
                      <mrow>
                        <mn>7</mn>
                      </mrow>
                    </mrow>
                  </mrow>
                </msup>
                <msup>
                  <mi>b</mi>
                  <mrow>
                    <mn>8</mn>
                  </mrow>
                </msup>
                <msup>
                  <mi>c</mi>
                  <mrow>
                    <mn>7</mn>
                  </mrow>
                </msup>
              </mrow>
              <mo stretchy="false">)</mo>
            </mrow>
            <mrow>
              <mn>3</mn>
            </mrow>
          </msup>
          <msup>
            <mrow>
              <mo stretchy="false">(</mo>
              <mrow>
                <msup>
                  <mi>a</mi>
                  <mrow>
                    <mn>6</mn>
                  </mrow>
                </msup>
                <msup>
                  <mi>b</mi>
                  <mrow>
                    <mn>5</mn>
                  </mrow>
                </msup>
                <msup>
                  <mi>c</mi>
                  <mrow>
                    <mn>4</mn>
                  </mrow>
                </msup>
              </mrow>
              <mo stretchy="false">)</mo>
            </mrow>
            <mrow>
              <mn>2</mn>
            </mrow>
          </msup>
        </mrow>
      </mfrac>
    </mrow>
    <annotation encoding="StarMath 5.0">{(ab^{-{2}}c^{3})^{4} (a^{4} b^{5} c^{-{6}})^{-{2}}} over {(a^{-{7}} b^{8} c^{7})^{3} (a^{6} b^{5} c^{4})^{2}}</annotation>
  </semantics>
</math>
</file>

<file path=Object 33/content.xml><?xml version="1.0" encoding="utf-8"?>
<math xmlns="http://www.w3.org/1998/Math/MathML">
  <semantics>
    <mrow>
      <mfrac>
        <mrow>
          <mrow>
            <mrow>
              <mrow>
                <mrow>
                  <mn>0,04</mn>
                </mrow>
                <mo stretchy="false">×</mo>
                <msup>
                  <mrow>
                    <mn>2</mn>
                  </mrow>
                  <mrow>
                    <mrow>
                      <mo stretchy="false">−</mo>
                      <mrow>
                        <mn>2</mn>
                      </mrow>
                    </mrow>
                  </mrow>
                </msup>
              </mrow>
              <mo stretchy="false">×</mo>
              <msup>
                <mrow>
                  <mo stretchy="false">(</mo>
                  <mrow>
                    <msup>
                      <mrow>
                        <mn>10</mn>
                      </mrow>
                      <mrow>
                        <mrow>
                          <mo stretchy="false">−</mo>
                          <mrow>
                            <mn>2</mn>
                          </mrow>
                        </mrow>
                      </mrow>
                    </msup>
                  </mrow>
                  <mo stretchy="false">)</mo>
                </mrow>
                <mrow>
                  <mn>3</mn>
                </mrow>
              </msup>
            </mrow>
            <mo stretchy="false">×</mo>
            <msup>
              <mrow>
                <mn>10</mn>
              </mrow>
              <mrow>
                <mn>2</mn>
              </mrow>
            </msup>
          </mrow>
        </mrow>
        <mrow>
          <mrow>
            <mrow>
              <mrow>
                <mn>3</mn>
              </mrow>
              <mo stretchy="false">×</mo>
              <msup>
                <mrow>
                  <mn>10</mn>
                </mrow>
                <mrow>
                  <mrow>
                    <mo stretchy="false">−</mo>
                    <mrow>
                      <mn>8</mn>
                    </mrow>
                  </mrow>
                </mrow>
              </msup>
            </mrow>
            <mo stretchy="false">×</mo>
            <msup>
              <mrow>
                <mn>10</mn>
              </mrow>
              <mrow>
                <mrow>
                  <mo stretchy="false">−</mo>
                  <mrow>
                    <mn>2</mn>
                  </mrow>
                </mrow>
              </mrow>
            </msup>
          </mrow>
        </mrow>
      </mfrac>
    </mrow>
    <annotation encoding="StarMath 5.0">{{0,04} times {2}^{-{2}} times ({10}^{-{2}})^{3} times {10}^{2}} over {{3} times {10}^{-{8}} times {10}^{-{2}}}</annotation>
  </semantics>
</math>
</file>

<file path=Object 34/content.xml><?xml version="1.0" encoding="utf-8"?>
<math xmlns="http://www.w3.org/1998/Math/MathML" display="block">
  <semantics>
    <mfrac>
      <mrow>
        <mn>2</mn>
        <mo stretchy="false">+</mo>
        <mfrac>
          <mn>1</mn>
          <mn>3</mn>
        </mfrac>
        <mo stretchy="false">−</mo>
        <mfrac>
          <mn>1</mn>
          <mn>2</mn>
        </mfrac>
      </mrow>
      <mrow>
        <mn>2</mn>
        <mo stretchy="false">+</mo>
        <mfrac>
          <mn>3</mn>
          <mn>4</mn>
        </mfrac>
        <mo stretchy="false">+</mo>
        <mfrac>
          <mn>1</mn>
          <mn>3</mn>
        </mfrac>
      </mrow>
    </mfrac>
    <annotation encoding="StarMath 5.0">{{2}+{1}over{3}-{1}over{2}}over{{2}+{3}over{4}+{1}over{3}}</annotation>
  </semantics>
</math>
</file>

<file path=Object 35/content.xml><?xml version="1.0" encoding="utf-8"?>
<math xmlns="http://www.w3.org/1998/Math/MathML">
  <semantics>
    <mrow>
      <mrow>
        <mrow>
          <mfrac>
            <mrow>
              <mrow>
                <mfrac>
                  <mrow>
                    <mn>3</mn>
                  </mrow>
                  <mrow>
                    <mn>4</mn>
                  </mrow>
                </mfrac>
                <mo stretchy="false">−</mo>
                <mfrac>
                  <mrow>
                    <mn>2</mn>
                  </mrow>
                  <mrow>
                    <mn>3</mn>
                  </mrow>
                </mfrac>
              </mrow>
            </mrow>
            <mrow>
              <mrow>
                <mfrac>
                  <mrow>
                    <mn>3</mn>
                  </mrow>
                  <mrow>
                    <mn>4</mn>
                  </mrow>
                </mfrac>
                <mo stretchy="false">+</mo>
                <mfrac>
                  <mrow>
                    <mn>2</mn>
                  </mrow>
                  <mrow>
                    <mn>3</mn>
                  </mrow>
                </mfrac>
              </mrow>
            </mrow>
          </mfrac>
          <mo stretchy="false">÷</mo>
          <mrow>
            <mfrac>
              <mrow>
                <mrow>
                  <mfrac>
                    <mrow>
                      <mn>4</mn>
                    </mrow>
                    <mrow>
                      <mn>5</mn>
                    </mrow>
                  </mfrac>
                  <mo stretchy="false">−</mo>
                  <mfrac>
                    <mrow>
                      <mn>3</mn>
                    </mrow>
                    <mrow>
                      <mn>4</mn>
                    </mrow>
                  </mfrac>
                </mrow>
              </mrow>
              <mrow>
                <mrow>
                  <mfrac>
                    <mrow>
                      <mn>4</mn>
                    </mrow>
                    <mrow>
                      <mn>5</mn>
                    </mrow>
                  </mfrac>
                  <mo stretchy="false">+</mo>
                  <mfrac>
                    <mrow>
                      <mn>3</mn>
                    </mrow>
                    <mrow>
                      <mn>4</mn>
                    </mrow>
                  </mfrac>
                </mrow>
              </mrow>
            </mfrac>
          </mrow>
        </mrow>
      </mrow>
    </mrow>
    <annotation encoding="StarMath 5.0">{{{3} over {4}-{2} over {3}} over {{3} over {4}+{2} over {3}} div {{{4} over {5}-{3} over {4}} over {{4} over {5}+{3} over {4}}}}</annotation>
  </semantics>
</math>
</file>

<file path=Object 36/content.xml><?xml version="1.0" encoding="utf-8"?>
<math xmlns="http://www.w3.org/1998/Math/MathML">
  <semantics>
    <mrow>
      <mfrac>
        <mrow>
          <mrow>
            <mrow>
              <mi>a</mi>
              <mo stretchy="false">+</mo>
              <mfrac>
                <mi>a</mi>
                <mrow>
                  <mn>3</mn>
                </mrow>
              </mfrac>
            </mrow>
            <mo stretchy="false">−</mo>
            <mfrac>
              <mi>a</mi>
              <mrow>
                <mn>2</mn>
              </mrow>
            </mfrac>
          </mrow>
        </mrow>
        <mrow>
          <mrow>
            <mn>2</mn>
          </mrow>
          <mrow>
            <mrow>
              <mi>a</mi>
              <mo stretchy="false">+</mo>
              <mfrac>
                <mrow>
                  <mrow>
                    <mn>3</mn>
                  </mrow>
                  <mi>a</mi>
                </mrow>
                <mrow>
                  <mn>4</mn>
                </mrow>
              </mfrac>
            </mrow>
            <mo stretchy="false">+</mo>
            <mfrac>
              <mi>a</mi>
              <mrow>
                <mn>3</mn>
              </mrow>
            </mfrac>
          </mrow>
        </mrow>
      </mfrac>
    </mrow>
    <annotation encoding="StarMath 5.0">{a+a over {3}-a over {2}} over {{2}a+{{3}a} over {4}+a over {3}}</annotation>
  </semantics>
</math>
</file>

<file path=Object 37/content.xml><?xml version="1.0" encoding="utf-8"?>
<math xmlns="http://www.w3.org/1998/Math/MathML" display="block">
  <semantics>
    <mfrac>
      <mrow>
        <mn>49</mn>
        <mo stretchy="false">×</mo>
        <msup>
          <mrow>
            <mo fence="true" stretchy="false">(</mo>
            <mrow>
              <mrow>
                <mo stretchy="false">−</mo>
                <mn>2</mn>
              </mrow>
            </mrow>
            <mo fence="true" stretchy="false">)</mo>
          </mrow>
          <mn>5</mn>
        </msup>
        <mo stretchy="false">×</mo>
        <msup>
          <mrow>
            <mo fence="true" stretchy="false">(</mo>
            <mrow>
              <mrow>
                <mo stretchy="false">−</mo>
                <mn>3</mn>
              </mrow>
            </mrow>
            <mo fence="true" stretchy="false">)</mo>
          </mrow>
          <mrow>
            <mo stretchy="false">−</mo>
            <mn>2</mn>
          </mrow>
        </msup>
      </mrow>
      <mrow>
        <mrow>
          <mo stretchy="false">−</mo>
          <msup>
            <mn>7</mn>
            <mn>3</mn>
          </msup>
        </mrow>
        <mo stretchy="false">×</mo>
        <mn>16</mn>
        <mo stretchy="false">×</mo>
        <msup>
          <mn>3</mn>
          <mrow>
            <mo stretchy="false">−</mo>
            <mn>3</mn>
          </mrow>
        </msup>
      </mrow>
    </mfrac>
    <annotation encoding="StarMath 5.0">{{49} times (-{2})^{5} times (-{3})^{-{2}}} over {-{7}^{3} times {16} times {3}^{-{3}}}</annotation>
  </semantics>
</math>
</file>

<file path=Object 38/content.xml><?xml version="1.0" encoding="utf-8"?>
<math xmlns="http://www.w3.org/1998/Math/MathML">
  <semantics>
    <mrow>
      <mrow>
        <mrow>
          <mfrac>
            <mi>a</mi>
            <mrow>
              <mn>3</mn>
            </mrow>
          </mfrac>
          <mo stretchy="false">−</mo>
          <mrow>
            <mrow>
              <mfrac>
                <mi>a</mi>
                <mrow>
                  <mn>3</mn>
                </mrow>
              </mfrac>
            </mrow>
            <mo stretchy="false">×</mo>
            <mrow>
              <mfrac>
                <mrow>
                  <mn>7</mn>
                </mrow>
                <mrow>
                  <mn>21</mn>
                </mrow>
              </mfrac>
            </mrow>
          </mrow>
        </mrow>
        <mo stretchy="false">−</mo>
        <mfrac>
          <mrow>
            <mn>7</mn>
          </mrow>
          <mrow>
            <mn>21</mn>
          </mrow>
        </mfrac>
      </mrow>
    </mrow>
    <annotation encoding="StarMath 5.0">a over {3}-{a over {3}} times {{7} over {21}}-{7} over {21}</annotation>
  </semantics>
</math>
</file>

<file path=Object 39/content.xml><?xml version="1.0" encoding="utf-8"?>
<math xmlns="http://www.w3.org/1998/Math/MathML">
  <semantics>
    <mrow>
      <mfrac>
        <mrow>
          <mrow>
            <mrow>
              <msup>
                <mrow>
                  <mo stretchy="false">(</mo>
                  <mrow>
                    <mrow>
                      <mo stretchy="false">−</mo>
                      <mn>5</mn>
                    </mrow>
                  </mrow>
                  <mo stretchy="false">)</mo>
                </mrow>
                <mrow>
                  <mn>4</mn>
                </mrow>
              </msup>
              <mo stretchy="false">×</mo>
              <msup>
                <mrow>
                  <mn>7</mn>
                </mrow>
                <mrow>
                  <mn>2</mn>
                </mrow>
              </msup>
            </mrow>
            <mo stretchy="false">×</mo>
            <msup>
              <mrow>
                <mo stretchy="false">(</mo>
                <mrow>
                  <mrow>
                    <mo stretchy="false">−</mo>
                    <mrow>
                      <mn>2</mn>
                    </mrow>
                  </mrow>
                </mrow>
                <mo stretchy="false">)</mo>
              </mrow>
              <mrow>
                <mrow>
                  <mo stretchy="false">−</mo>
                  <mrow>
                    <mn>3</mn>
                  </mrow>
                </mrow>
              </mrow>
            </msup>
          </mrow>
        </mrow>
        <mrow>
          <mrow>
            <mrow>
              <msup>
                <mrow>
                  <mo stretchy="false">(</mo>
                  <mrow>
                    <mrow>
                      <mo stretchy="false">−</mo>
                      <mrow>
                        <mn>4</mn>
                      </mrow>
                    </mrow>
                  </mrow>
                  <mo stretchy="false">)</mo>
                </mrow>
                <mrow>
                  <mn>4</mn>
                </mrow>
              </msup>
              <mo stretchy="false">×</mo>
              <msup>
                <mrow>
                  <mo stretchy="false">(</mo>
                  <mrow>
                    <mrow>
                      <mo stretchy="false">−</mo>
                      <mrow>
                        <mn>1</mn>
                      </mrow>
                    </mrow>
                  </mrow>
                  <mo stretchy="false">)</mo>
                </mrow>
                <mrow>
                  <mn>5</mn>
                </mrow>
              </msup>
            </mrow>
            <mo stretchy="false">×</mo>
            <mrow>
              <mn>25</mn>
            </mrow>
          </mrow>
        </mrow>
      </mfrac>
    </mrow>
    <annotation encoding="StarMath 5.0">{(-5)^{4} times {7}^{2} times (-{2})^{-{3}}} over {(-{4})^{4} times (-{1})^{5} times {25}}</annotation>
  </semantics>
</math>
</file>

<file path=Object 4/content.xml><?xml version="1.0" encoding="utf-8"?>
<math xmlns="http://www.w3.org/1998/Math/MathML" display="block">
  <semantics>
    <mrow>
      <mfrac>
        <mi>x</mi>
        <mn>5</mn>
      </mfrac>
      <mo stretchy="false">+</mo>
      <mfrac>
        <mn>5</mn>
        <mi>x</mi>
      </mfrac>
    </mrow>
    <annotation encoding="StarMath 5.0">{x}over{5}+{5}over{x}</annotation>
  </semantics>
</math>
</file>

<file path=Object 40/content.xml><?xml version="1.0" encoding="utf-8"?>
<math xmlns="http://www.w3.org/1998/Math/MathML">
  <semantics>
    <mrow>
      <mi>–</mi>
      <mrow>
        <mn>9</mn>
      </mrow>
      <msup>
        <mi>x</mi>
        <mn>2</mn>
      </msup>
      <mi>–</mi>
      <mrow>
        <mn>6</mn>
      </mrow>
      <mi>x</mi>
      <mi>–</mi>
      <mrow>
        <mn>1</mn>
      </mrow>
    </mrow>
    <annotation encoding="StarMath 5.0">– {9} x^2 – {6} x – {1}</annotation>
  </semantics>
</math>
</file>

<file path=Object 41/content.xml><?xml version="1.0" encoding="utf-8"?>
<math xmlns="http://www.w3.org/1998/Math/MathML">
  <semantics>
    <mrow>
      <mi>–</mi>
      <mrow>
        <mrow>
          <mn>10</mn>
        </mrow>
        <mo stretchy="false">+</mo>
        <msup>
          <mrow>
            <mo stretchy="false">(</mo>
            <mrow>
              <mrow>
                <mi>x</mi>
                <mo stretchy="false">+</mo>
                <mrow>
                  <mn>5</mn>
                </mrow>
              </mrow>
            </mrow>
            <mo stretchy="false">)</mo>
          </mrow>
          <mn>2</mn>
        </msup>
      </mrow>
      <mi>–</mi>
      <mrow>
        <mn>2</mn>
      </mrow>
      <mi>x</mi>
    </mrow>
    <annotation encoding="StarMath 5.0">– {10} + (x + {5})^2 – {2} x</annotation>
  </semantics>
</math>
</file>

<file path=Object 42/content.xml><?xml version="1.0" encoding="utf-8"?>
<math xmlns="http://www.w3.org/1998/Math/MathML">
  <semantics>
    <mrow>
      <msup>
        <mi>x</mi>
        <mn>2</mn>
      </msup>
      <mi>–</mi>
      <mrow>
        <mn>2</mn>
      </mrow>
    </mrow>
    <annotation encoding="StarMath 5.0">x^2 – {2}</annotation>
  </semantics>
</math>
</file>

<file path=Object 43/content.xml><?xml version="1.0" encoding="utf-8"?>
<math xmlns="http://www.w3.org/1998/Math/MathML">
  <semantics>
    <mrow>
      <mi>x</mi>
      <mi>–</mi>
      <mrow>
        <msup>
          <mrow>
            <mo stretchy="false">(</mo>
            <mrow>
              <mrow>
                <mn>3</mn>
              </mrow>
              <mi>x</mi>
              <mi>–</mi>
              <mrow>
                <mn>1</mn>
              </mrow>
            </mrow>
            <mo stretchy="false">)</mo>
          </mrow>
          <mn>3</mn>
        </msup>
        <mo stretchy="false">+</mo>
        <mrow>
          <mn>2</mn>
        </mrow>
      </mrow>
      <mi>x</mi>
      <mi>–</mi>
      <mrow>
        <mn>1</mn>
      </mrow>
    </mrow>
    <annotation encoding="StarMath 5.0">x – ({3} x – {1})^3 + {2} x – {1}</annotation>
  </semantics>
</math>
</file>

<file path=Object 44/content.xml><?xml version="1.0" encoding="utf-8"?>
<math xmlns="http://www.w3.org/1998/Math/MathML">
  <semantics>
    <mrow>
      <mrow>
        <mfrac>
          <msup>
            <mrow>
              <mn>2</mn>
            </mrow>
            <mrow>
              <mn>3</mn>
            </mrow>
          </msup>
          <msup>
            <mrow>
              <mn>3</mn>
            </mrow>
            <mrow>
              <mn>4</mn>
            </mrow>
          </msup>
        </mfrac>
        <mo stretchy="false">÷</mo>
        <mrow>
          <mfrac>
            <msup>
              <mrow>
                <mn>2</mn>
              </mrow>
              <mrow>
                <mn>2</mn>
              </mrow>
            </msup>
            <msup>
              <mrow>
                <mn>3</mn>
              </mrow>
              <mrow>
                <mn>5</mn>
              </mrow>
            </msup>
          </mfrac>
        </mrow>
      </mrow>
    </mrow>
    <annotation encoding="StarMath 5.0">{2}^{3} over {3}^{4} div {{2}^{2} over {3}^{5}}</annotation>
  </semantics>
</math>
</file>

<file path=Object 45/content.xml><?xml version="1.0" encoding="utf-8"?>
<math xmlns="http://www.w3.org/1998/Math/MathML">
  <semantics>
    <mrow>
      <msup>
        <mfenced open="(" close=")">
          <mrow>
            <mfrac>
              <mrow>
                <mrow>
                  <msup>
                    <mrow>
                      <mn>4</mn>
                    </mrow>
                    <mrow>
                      <mrow>
                        <mo stretchy="false">−</mo>
                        <mrow>
                          <mn>2</mn>
                        </mrow>
                      </mrow>
                    </mrow>
                  </msup>
                  <mo stretchy="false">×</mo>
                  <msup>
                    <mrow>
                      <mn>8</mn>
                    </mrow>
                    <mrow>
                      <mn>4</mn>
                    </mrow>
                  </msup>
                </mrow>
              </mrow>
              <mrow>
                <mrow>
                  <msup>
                    <mrow>
                      <mn>90</mn>
                    </mrow>
                    <mrow>
                      <mn>7</mn>
                    </mrow>
                  </msup>
                  <mo stretchy="false">×</mo>
                  <msup>
                    <mrow>
                      <mn>30</mn>
                    </mrow>
                    <mrow>
                      <mrow>
                        <mo stretchy="false">−</mo>
                        <mrow>
                          <mn>2</mn>
                        </mrow>
                      </mrow>
                    </mrow>
                  </msup>
                </mrow>
              </mrow>
            </mfrac>
          </mrow>
        </mfenced>
        <mrow>
          <mn>3</mn>
        </mrow>
      </msup>
    </mrow>
    <annotation encoding="StarMath 5.0"> left({{4}^{-{2}} times {8}^{4}} over {{90}^{7} times {30}^{-{2}}} right)^{3}</annotation>
  </semantics>
</math>
</file>

<file path=Object 46/content.xml><?xml version="1.0" encoding="utf-8"?>
<math xmlns="http://www.w3.org/1998/Math/MathML">
  <semantics>
    <mrow>
      <msup>
        <mi>x</mi>
        <mn>2</mn>
      </msup>
      <mi>–</mi>
      <msup>
        <mrow>
          <mo stretchy="false">(</mo>
          <mrow>
            <mrow>
              <mi>x</mi>
              <mo stretchy="false">+</mo>
              <mrow>
                <mn>1</mn>
              </mrow>
            </mrow>
          </mrow>
          <mo stretchy="false">)</mo>
        </mrow>
        <mn>2</mn>
      </msup>
    </mrow>
    <annotation encoding="StarMath 5.0">x^2 – (x + {1})^2</annotation>
  </semantics>
</math>
</file>

<file path=Object 47/content.xml><?xml version="1.0" encoding="utf-8"?>
<math xmlns="http://www.w3.org/1998/Math/MathML" display="block">
  <semantics>
    <mrow>
      <mn>4</mn>
      <msup>
        <mi>x</mi>
        <mn>2</mn>
      </msup>
      <mi>–</mi>
      <mn>16</mn>
      <mrow>
        <mi>x</mi>
        <mo stretchy="false">+</mo>
        <mn>16</mn>
      </mrow>
    </mrow>
    <annotation encoding="StarMath 5.0">{4} x^2 – {16} x + {16}</annotation>
  </semantics>
</math>
</file>

<file path=Object 48/content.xml><?xml version="1.0" encoding="utf-8"?>
<math xmlns="http://www.w3.org/1998/Math/MathML" display="block">
  <semantics>
    <mrow>
      <mn>4</mn>
      <mrow>
        <msup>
          <mi>x</mi>
          <mn>2</mn>
        </msup>
        <mo stretchy="false">+</mo>
        <mi>x</mi>
        <mo stretchy="false">+</mo>
        <mfrac>
          <mn>1</mn>
          <mn>16</mn>
        </mfrac>
      </mrow>
    </mrow>
    <annotation encoding="StarMath 5.0">4 x^2 + x +{1 over 16}</annotation>
  </semantics>
</math>
</file>

<file path=Object 49/content.xml><?xml version="1.0" encoding="utf-8"?>
<math xmlns="http://www.w3.org/1998/Math/MathML" display="block">
  <semantics>
    <mrow>
      <mn>2</mn>
      <mi>x</mi>
      <mi>–</mi>
      <mrow>
        <mn>1</mn>
        <mo stretchy="false">+</mo>
        <msup>
          <mrow>
            <mo fence="true" stretchy="false">(</mo>
            <mrow>
              <mrow>
                <mn>1</mn>
                <mi>–</mi>
                <mn>2</mn>
                <mi>x</mi>
              </mrow>
            </mrow>
            <mo fence="true" stretchy="false">)</mo>
          </mrow>
          <mn>2</mn>
        </msup>
        <mo stretchy="false">+</mo>
        <mn>8</mn>
      </mrow>
      <msup>
        <mi>x</mi>
        <mn>2</mn>
      </msup>
      <mrow>
        <mo fence="true" stretchy="true">(</mo>
        <mrow>
          <mrow>
            <mi>x</mi>
            <mi>–</mi>
            <mfrac>
              <mn>1</mn>
              <mn>2</mn>
            </mfrac>
          </mrow>
        </mrow>
        <mo fence="true" stretchy="true">)</mo>
      </mrow>
    </mrow>
    <annotation encoding="StarMath 5.0">{2}x – {1} + ({1} – {2} x)^2 + 8x^2 left(x – {1} over {2} right)</annotation>
  </semantics>
</math>
</file>

<file path=Object 5/content.xml><?xml version="1.0" encoding="utf-8"?>
<math xmlns="http://www.w3.org/1998/Math/MathML">
  <semantics>
    <mrow>
      <mrow>
        <mrow>
          <mfrac>
            <mrow>
              <mrow>
                <mfrac>
                  <mrow>
                    <mn>3</mn>
                  </mrow>
                  <mrow>
                    <mn>2</mn>
                  </mrow>
                </mfrac>
                <mo stretchy="false">−</mo>
                <mrow>
                  <mn>1</mn>
                </mrow>
              </mrow>
            </mrow>
            <mrow>
              <mrow>
                <mn>1,5</mn>
                <mo stretchy="false">+</mo>
                <mrow>
                  <mn>1</mn>
                </mrow>
              </mrow>
            </mrow>
          </mfrac>
        </mrow>
        <mo stretchy="false">×</mo>
        <mrow>
          <mfrac>
            <msup>
              <mrow>
                <mn>5</mn>
              </mrow>
              <mrow>
                <mn>3</mn>
              </mrow>
            </msup>
            <mrow>
              <mn>18</mn>
            </mrow>
          </mfrac>
        </mrow>
      </mrow>
    </mrow>
    <annotation encoding="StarMath 5.0">{{{3} over {2}-{1}} over {1,5+{1}}} times {{5}^{3} over {18}}</annotation>
  </semantics>
</math>
</file>

<file path=Object 50/content.xml><?xml version="1.0" encoding="utf-8"?>
<math xmlns="http://www.w3.org/1998/Math/MathML">
  <semantics>
    <mrow>
      <msup>
        <mi>x</mi>
        <mn>2</mn>
      </msup>
      <mrow>
        <mfenced open="(" close=")">
          <mrow>
            <mrow>
              <mrow>
                <mn>1</mn>
              </mrow>
              <mo stretchy="false">+</mo>
              <mfrac>
                <mrow>
                  <mn>1</mn>
                </mrow>
                <mi>x</mi>
              </mfrac>
            </mrow>
          </mrow>
        </mfenced>
        <mo stretchy="false">+</mo>
        <mrow>
          <mn>2</mn>
        </mrow>
      </mrow>
      <msup>
        <mrow>
          <mo stretchy="false">(</mo>
          <mrow>
            <mrow>
              <mi>x</mi>
              <mo stretchy="false">+</mo>
              <mrow>
                <mn>1</mn>
              </mrow>
            </mrow>
          </mrow>
          <mo stretchy="false">)</mo>
        </mrow>
        <mn>2</mn>
      </msup>
    </mrow>
    <annotation encoding="StarMath 5.0">x^2  left({1} + {1} over x right) + {2}(x + {1})^2</annotation>
  </semantics>
</math>
</file>

<file path=Object 52/content.xml><?xml version="1.0" encoding="utf-8"?>
<math xmlns="http://www.w3.org/1998/Math/MathML">
  <semantics>
    <mrow>
      <mrow>
        <mn>5</mn>
      </mrow>
      <msup>
        <mrow>
          <mo stretchy="false">(</mo>
          <mrow>
            <mrow>
              <mn>1</mn>
            </mrow>
            <mi>–</mi>
            <mi>x</mi>
          </mrow>
          <mo stretchy="false">)</mo>
        </mrow>
        <mn>2</mn>
      </msup>
      <mi>–</mi>
      <mrow>
        <mn>45</mn>
      </mrow>
      <msup>
        <mi>x</mi>
        <mn>2</mn>
      </msup>
    </mrow>
    <annotation encoding="StarMath 5.0">{5} ({1} – x)^2 – {45} x^2</annotation>
  </semantics>
</math>
</file>

<file path=Object 53/content.xml><?xml version="1.0" encoding="utf-8"?>
<math xmlns="http://www.w3.org/1998/Math/MathML">
  <semantics>
    <mrow>
      <msup>
        <mrow>
          <mo stretchy="false">(</mo>
          <mrow>
            <mrow>
              <mi>x</mi>
              <mo stretchy="false">+</mo>
              <mrow>
                <mn>1</mn>
              </mrow>
            </mrow>
          </mrow>
          <mo stretchy="false">)</mo>
        </mrow>
        <mn>2</mn>
      </msup>
      <mi>–</mi>
      <mrow>
        <mn>2</mn>
      </mrow>
      <mrow>
        <mrow>
          <mo stretchy="false">(</mo>
          <mrow>
            <mrow>
              <mi>x</mi>
              <mo stretchy="false">+</mo>
              <mrow>
                <mn>1</mn>
              </mrow>
            </mrow>
          </mrow>
          <mo stretchy="false">)</mo>
        </mrow>
        <mo stretchy="false">+</mo>
        <mrow>
          <mn>1</mn>
        </mrow>
      </mrow>
    </mrow>
    <annotation encoding="StarMath 5.0">(x + {1})^2 – {2} (x + {1}) + {1}</annotation>
  </semantics>
</math>
</file>

<file path=Object 54/content.xml><?xml version="1.0" encoding="utf-8"?>
<math xmlns="http://www.w3.org/1998/Math/MathML">
  <semantics>
    <mrow>
      <mrow>
        <msup>
          <mi>x</mi>
          <mn>5</mn>
        </msup>
        <mo stretchy="false">+</mo>
        <mrow>
          <mn>4</mn>
        </mrow>
      </mrow>
      <mrow>
        <msup>
          <mi>x</mi>
          <mn>4</mn>
        </msup>
        <mo stretchy="false">+</mo>
        <mrow>
          <mn>4</mn>
        </mrow>
      </mrow>
      <msup>
        <mi>x</mi>
        <mn>3</mn>
      </msup>
    </mrow>
    <annotation encoding="StarMath 5.0">x^5 + {4} x^4 + {4} x^3</annotation>
  </semantics>
</math>
</file>

<file path=Object 55/content.xml><?xml version="1.0" encoding="utf-8"?>
<math xmlns="http://www.w3.org/1998/Math/MathML">
  <semantics>
    <mrow>
      <mrow>
        <mo stretchy="false">(</mo>
        <mrow>
          <mrow>
            <mn>5</mn>
          </mrow>
          <mi>x</mi>
          <mi>–</mi>
          <mrow>
            <mn>1</mn>
          </mrow>
        </mrow>
        <mo stretchy="false">)</mo>
      </mrow>
      <mrow>
        <mrow>
          <mo stretchy="false">(</mo>
          <mrow>
            <mrow>
              <mi>x</mi>
              <mo stretchy="false">+</mo>
              <mrow>
                <mn>3</mn>
              </mrow>
            </mrow>
          </mrow>
          <mo stretchy="false">)</mo>
        </mrow>
        <mo stretchy="false">+</mo>
        <mrow>
          <mn>3</mn>
        </mrow>
      </mrow>
      <mrow>
        <mo stretchy="false">(</mo>
        <mrow>
          <mrow>
            <mn>25</mn>
          </mrow>
          <msup>
            <mi>x</mi>
            <mn>2</mn>
          </msup>
          <mi>–</mi>
          <mrow>
            <mn>1</mn>
          </mrow>
        </mrow>
        <mo stretchy="false">)</mo>
      </mrow>
    </mrow>
    <annotation encoding="StarMath 5.0">({5} x – {1})(x + {3}) + {3} ({25} x^2 – {1})</annotation>
  </semantics>
</math>
</file>

<file path=Object 56/content.xml><?xml version="1.0" encoding="utf-8"?>
<math xmlns="http://www.w3.org/1998/Math/MathML">
  <semantics>
    <mrow>
      <mrow>
        <mn>49</mn>
      </mrow>
      <mi>–</mi>
      <mrow>
        <mn>28</mn>
      </mrow>
      <mrow>
        <mi>x</mi>
        <mo stretchy="false">+</mo>
        <mrow>
          <mn>4</mn>
        </mrow>
      </mrow>
      <mrow>
        <msup>
          <mi>x</mi>
          <mn>2</mn>
        </msup>
        <mo stretchy="false">+</mo>
        <mrow>
          <mo stretchy="false">(</mo>
          <mrow>
            <mrow>
              <mn>7</mn>
            </mrow>
            <mi>–</mi>
            <mrow>
              <mn>2</mn>
            </mrow>
            <mi>x</mi>
          </mrow>
          <mo stretchy="false">)</mo>
        </mrow>
      </mrow>
      <mrow>
        <mo stretchy="false">(</mo>
        <mrow>
          <mrow>
            <mn>5</mn>
          </mrow>
          <mi>–</mi>
          <mrow>
            <mn>3</mn>
          </mrow>
          <mi>x</mi>
        </mrow>
        <mo stretchy="false">)</mo>
      </mrow>
    </mrow>
    <annotation encoding="StarMath 5.0">{49} – {28} x + {4} x^2 + ({7} – {2} x)({5} – {3} x)</annotation>
  </semantics>
</math>
</file>

<file path=Object 57/content.xml><?xml version="1.0" encoding="utf-8"?>
<math xmlns="http://www.w3.org/1998/Math/MathML">
  <semantics>
    <mrow>
      <msup>
        <mi>x</mi>
        <mn>2</mn>
      </msup>
      <mrow>
        <mrow>
          <mo stretchy="false">(</mo>
          <mrow>
            <mi>x</mi>
            <mi>–</mi>
            <mrow>
              <mn>4</mn>
            </mrow>
          </mrow>
          <mo stretchy="false">)</mo>
        </mrow>
        <mo stretchy="false">+</mo>
        <mrow>
          <mn>2</mn>
        </mrow>
      </mrow>
      <mi>x</mi>
      <mrow>
        <mrow>
          <mo stretchy="false">(</mo>
          <mrow>
            <mi>x</mi>
            <mi>–</mi>
            <mrow>
              <mn>4</mn>
            </mrow>
          </mrow>
          <mo stretchy="false">)</mo>
        </mrow>
        <mo stretchy="false">+</mo>
        <mi>x</mi>
      </mrow>
      <mi>–</mi>
      <mrow>
        <mn>4</mn>
      </mrow>
    </mrow>
    <annotation encoding="StarMath 5.0">x^2 (x – {4}) + {2} x (x – {4}) + x – {4}</annotation>
  </semantics>
</math>
</file>

<file path=Object 58/content.xml><?xml version="1.0" encoding="utf-8"?>
<math xmlns="http://www.w3.org/1998/Math/MathML" display="block">
  <semantics>
    <mrow>
      <mn>4</mn>
      <mrow>
        <msup>
          <mi>x</mi>
          <mn>2</mn>
        </msup>
        <mo stretchy="false">+</mo>
        <mn>20</mn>
      </mrow>
      <mrow>
        <mi>x</mi>
        <mo stretchy="false">+</mo>
        <mn>25</mn>
      </mrow>
    </mrow>
    <annotation encoding="StarMath 5.0">4x^2 + 20x + 25</annotation>
  </semantics>
</math>
</file>

<file path=Object 59/content.xml><?xml version="1.0" encoding="utf-8"?>
<math xmlns="http://www.w3.org/1998/Math/MathML" display="block">
  <semantics>
    <mrow>
      <mn>12</mn>
      <mrow>
        <msup>
          <mi>x</mi>
          <mn>2</mn>
        </msup>
        <mo stretchy="false">+</mo>
        <mn>3</mn>
      </mrow>
      <mrow>
        <mo fence="true" stretchy="false">(</mo>
        <mrow>
          <mrow>
            <mrow>
              <mo stretchy="false">−</mo>
              <mn>4</mn>
            </mrow>
            <mrow>
              <mi>x</mi>
              <mo stretchy="false">+</mo>
              <mn>1</mn>
            </mrow>
          </mrow>
        </mrow>
        <mo fence="true" stretchy="false">)</mo>
      </mrow>
    </mrow>
    <annotation encoding="StarMath 5.0">12 x^2 +3(- 4 x + 1)</annotation>
  </semantics>
</math>
</file>

<file path=Object 6/content.xml><?xml version="1.0" encoding="utf-8"?>
<math xmlns="http://www.w3.org/1998/Math/MathML">
  <semantics>
    <mrow>
      <mfrac>
        <mrow>
          <msup>
            <mrow>
              <mo stretchy="false">(</mo>
              <mrow>
                <msup>
                  <mi>a</mi>
                  <mrow>
                    <mn>2</mn>
                  </mrow>
                </msup>
                <mi>b</mi>
              </mrow>
              <mo stretchy="false">)</mo>
            </mrow>
            <mrow>
              <mn>3</mn>
            </mrow>
          </msup>
        </mrow>
        <mrow>
          <mrow>
            <mo stretchy="false">(</mo>
            <mrow>
              <mrow>
                <mo stretchy="false">−</mo>
                <mi>a</mi>
              </mrow>
            </mrow>
            <mo stretchy="false">)</mo>
          </mrow>
          <msup>
            <mrow>
              <mo stretchy="false">(</mo>
              <mrow>
                <mrow>
                  <mo stretchy="false">−</mo>
                  <mi>b</mi>
                </mrow>
              </mrow>
              <mo stretchy="false">)</mo>
            </mrow>
            <mrow>
              <mn>2</mn>
            </mrow>
          </msup>
        </mrow>
      </mfrac>
    </mrow>
    <annotation encoding="StarMath 5.0">{(a^{2}b)^{3}}  over  {(-a) (-b)^{2}}</annotation>
  </semantics>
</math>
</file>

<file path=Object 60/content.xml><?xml version="1.0" encoding="utf-8"?>
<math xmlns="http://www.w3.org/1998/Math/MathML" display="block">
  <semantics>
    <mrow>
      <mrow>
        <mo fence="true" stretchy="false">(</mo>
        <mrow>
          <mrow>
            <mn>2</mn>
            <mrow>
              <mi>x</mi>
              <mo stretchy="false">−</mo>
              <mn>3</mn>
            </mrow>
          </mrow>
        </mrow>
        <mo fence="true" stretchy="false">)</mo>
      </mrow>
      <mrow>
        <mrow>
          <mo fence="true" stretchy="false">(</mo>
          <mrow>
            <mrow>
              <mn>5</mn>
              <mo stretchy="false">+</mo>
              <mi>x</mi>
            </mrow>
          </mrow>
          <mo fence="true" stretchy="false">)</mo>
        </mrow>
        <mo stretchy="false">−</mo>
        <mrow>
          <mo fence="true" stretchy="false">(</mo>
          <mrow>
            <mrow>
              <mrow>
                <mn>3</mn>
                <mo stretchy="false">−</mo>
                <mn>2</mn>
              </mrow>
              <mi>x</mi>
            </mrow>
          </mrow>
          <mo fence="true" stretchy="false">)</mo>
        </mrow>
      </mrow>
      <mrow>
        <mo fence="true" stretchy="false">(</mo>
        <mrow>
          <mrow>
            <mn>2</mn>
            <mrow>
              <mi>x</mi>
              <mo stretchy="false">+</mo>
              <mn>1</mn>
            </mrow>
          </mrow>
        </mrow>
        <mo fence="true" stretchy="false">)</mo>
      </mrow>
    </mrow>
    <annotation encoding="StarMath 5.0">({2}x-{3})({5}+x)-({3}-{2}x)({2}x+{1})</annotation>
  </semantics>
</math>
</file>

<file path=Object 61/content.xml><?xml version="1.0" encoding="utf-8"?>
<math xmlns="http://www.w3.org/1998/Math/MathML">
  <semantics>
    <mrow>
      <msup>
        <mfenced open="(" close=")">
          <mrow>
            <mfrac>
              <mrow>
                <mrow>
                  <msup>
                    <mrow>
                      <mn>5</mn>
                    </mrow>
                    <mrow>
                      <mn>5</mn>
                    </mrow>
                  </msup>
                  <mo stretchy="false">×</mo>
                  <msup>
                    <mrow>
                      <mn>24</mn>
                    </mrow>
                    <mrow>
                      <mrow>
                        <mo stretchy="false">−</mo>
                        <mrow>
                          <mn>3</mn>
                        </mrow>
                      </mrow>
                    </mrow>
                  </msup>
                </mrow>
              </mrow>
              <msup>
                <mrow>
                  <mo stretchy="false">(</mo>
                  <mrow>
                    <mrow>
                      <msup>
                        <mrow>
                          <mn>100</mn>
                        </mrow>
                        <mrow>
                          <mrow>
                            <mo stretchy="false">−</mo>
                            <mrow>
                              <mn>7</mn>
                            </mrow>
                          </mrow>
                        </mrow>
                      </msup>
                      <mo stretchy="false">×</mo>
                      <msup>
                        <mrow>
                          <mn>15</mn>
                        </mrow>
                        <mrow>
                          <mn>6</mn>
                        </mrow>
                      </msup>
                    </mrow>
                  </mrow>
                  <mo stretchy="false">)</mo>
                </mrow>
                <mrow>
                  <mn>4</mn>
                </mrow>
              </msup>
            </mfrac>
          </mrow>
        </mfenced>
        <mrow>
          <mn>2</mn>
        </mrow>
      </msup>
    </mrow>
    <annotation encoding="StarMath 5.0"> left({{5}^{5} times {24}^{-{3}}} over ({100}^{-{7}} times {15}^{6})^{4} right)^{2}</annotation>
  </semantics>
</math>
</file>

<file path=Object 62/content.xml><?xml version="1.0" encoding="utf-8"?>
<math xmlns="http://www.w3.org/1998/Math/MathML">
  <semantics>
    <mrow>
      <mfrac>
        <mrow>
          <mrow>
            <msup>
              <mrow>
                <mn>9</mn>
              </mrow>
              <mrow>
                <mrow>
                  <mi>n</mi>
                  <mo stretchy="false">+</mo>
                  <mrow>
                    <mn>1</mn>
                  </mrow>
                </mrow>
              </mrow>
            </msup>
            <mo stretchy="false">+</mo>
            <msup>
              <mrow>
                <mn>9</mn>
              </mrow>
              <mi>n</mi>
            </msup>
          </mrow>
        </mrow>
        <mrow>
          <mrow>
            <msup>
              <mrow>
                <mn>3</mn>
              </mrow>
              <mrow>
                <mrow>
                  <mn>2</mn>
                </mrow>
                <mrow>
                  <mi>n</mi>
                  <mo stretchy="false">+</mo>
                  <mrow>
                    <mn>1</mn>
                  </mrow>
                </mrow>
              </mrow>
            </msup>
            <mo stretchy="false">−</mo>
            <msup>
              <mrow>
                <mn>3</mn>
              </mrow>
              <mrow>
                <mrow>
                  <mn>2</mn>
                </mrow>
                <mi>n</mi>
              </mrow>
            </msup>
          </mrow>
        </mrow>
      </mfrac>
    </mrow>
    <annotation encoding="StarMath 5.0">{{9}^{n+{1}}+{9}^n} over {{3}^{{2}n+{1}}-{3}^{{2}n}}</annotation>
  </semantics>
</math>
</file>

<file path=Object 63/content.xml><?xml version="1.0" encoding="utf-8"?>
<math xmlns="http://www.w3.org/1998/Math/MathML">
  <semantics>
    <mrow>
      <msup>
        <mfenced open="(" close=")">
          <mrow>
            <mfrac>
              <msup>
                <mrow>
                  <mo stretchy="false">(</mo>
                  <mrow>
                    <msup>
                      <mi>a</mi>
                      <mrow>
                        <mn>2</mn>
                      </mrow>
                    </msup>
                    <msup>
                      <mi>b</mi>
                      <mrow>
                        <mn>4</mn>
                      </mrow>
                    </msup>
                  </mrow>
                  <mo stretchy="false">)</mo>
                </mrow>
                <mrow>
                  <mn>2</mn>
                </mrow>
              </msup>
              <msup>
                <mi>a</mi>
                <mrow>
                  <mn>3</mn>
                </mrow>
              </msup>
            </mfrac>
          </mrow>
        </mfenced>
        <mrow>
          <mrow>
            <mo stretchy="false">−</mo>
            <mrow>
              <mn>3</mn>
            </mrow>
          </mrow>
        </mrow>
      </msup>
    </mrow>
    <annotation encoding="StarMath 5.0"> left((a^{2}b^{4})^{2} over a^{3} right)^{-{3}}</annotation>
  </semantics>
</math>
</file>

<file path=Object 64/content.xml><?xml version="1.0" encoding="utf-8"?>
<math xmlns="http://www.w3.org/1998/Math/MathML" display="block">
  <semantics>
    <mrow>
      <mrow>
        <mo fence="true" stretchy="false">(</mo>
        <mrow>
          <mrow>
            <mi>x</mi>
            <mo stretchy="false">+</mo>
            <mn>1</mn>
          </mrow>
        </mrow>
        <mo fence="true" stretchy="false">)</mo>
      </mrow>
      <mrow>
        <mrow>
          <mo fence="true" stretchy="false">(</mo>
          <mrow>
            <mrow>
              <mi>x</mi>
              <mo stretchy="false">+</mo>
              <mn>4</mn>
            </mrow>
          </mrow>
          <mo fence="true" stretchy="false">)</mo>
        </mrow>
        <mo stretchy="false">−</mo>
        <mrow>
          <mo fence="true" stretchy="true">(</mo>
          <mrow>
            <mrow>
              <mfrac>
                <mi>x</mi>
                <mn>2</mn>
              </mfrac>
              <mo stretchy="false">+</mo>
              <mn>2</mn>
            </mrow>
          </mrow>
          <mo fence="true" stretchy="true">)</mo>
        </mrow>
      </mrow>
    </mrow>
    <annotation encoding="StarMath 5.0">(x+{1})(x+{4})- left({x}over{2}+{2} right)</annotation>
  </semantics>
</math>
</file>

<file path=Object 65/content.xml><?xml version="1.0" encoding="utf-8"?>
<math xmlns="http://www.w3.org/1998/Math/MathML">
  <semantics>
    <mrow>
      <mfrac>
        <mrow>
          <mrow>
            <mrow>
              <mrow>
                <mn>25</mn>
              </mrow>
              <mo stretchy="false">×</mo>
              <msup>
                <mrow>
                  <mo stretchy="false">(</mo>
                  <mrow>
                    <msup>
                      <mrow>
                        <mn>10</mn>
                      </mrow>
                      <mrow>
                        <mn>2</mn>
                      </mrow>
                    </msup>
                  </mrow>
                  <mo stretchy="false">)</mo>
                </mrow>
                <mrow>
                  <mrow>
                    <mo stretchy="false">−</mo>
                    <mrow>
                      <mn>5</mn>
                    </mrow>
                  </mrow>
                </mrow>
              </msup>
            </mrow>
            <mo stretchy="false">×</mo>
            <mrow>
              <mn>121</mn>
            </mrow>
          </mrow>
        </mrow>
        <mrow>
          <mrow>
            <mrow>
              <mrow>
                <mn>11</mn>
              </mrow>
              <mo stretchy="false">×</mo>
              <mrow>
                <mn>75</mn>
              </mrow>
            </mrow>
            <mo stretchy="false">×</mo>
            <msup>
              <mrow>
                <mn>10</mn>
              </mrow>
              <mrow>
                <mrow>
                  <mo stretchy="false">−</mo>
                  <mrow>
                    <mn>9</mn>
                  </mrow>
                </mrow>
              </mrow>
            </msup>
          </mrow>
        </mrow>
      </mfrac>
    </mrow>
    <annotation encoding="StarMath 5.0">{{25} times ({10}^{2})^{-{5}} times {121}} over {{11} times {75} times {10}^{-{9}}}</annotation>
  </semantics>
</math>
</file>

<file path=Object 66/content.xml><?xml version="1.0" encoding="utf-8"?>
<math xmlns="http://www.w3.org/1998/Math/MathML" display="block">
  <semantics>
    <mfrac>
      <mrow>
        <mn>72</mn>
        <mo stretchy="false">×</mo>
        <msup>
          <mn>10</mn>
          <mrow>
            <mo stretchy="false">−</mo>
            <mn>3</mn>
          </mrow>
        </msup>
        <mo stretchy="false">×</mo>
        <mn>2</mn>
        <mo stretchy="false">×</mo>
        <msup>
          <mn>10</mn>
          <mn>5</mn>
        </msup>
      </mrow>
      <mrow>
        <mn>12</mn>
        <mo stretchy="false">×</mo>
        <msup>
          <mn>10</mn>
          <mn>2</mn>
        </msup>
        <mo stretchy="false">×</mo>
        <mn>4</mn>
        <mo stretchy="false">×</mo>
        <msup>
          <mn>10</mn>
          <mrow>
            <mo stretchy="false">−</mo>
            <mn>1</mn>
          </mrow>
        </msup>
      </mrow>
    </mfrac>
    <annotation encoding="StarMath 5.0">{72} times {10}^-{3} times {2} times {{10}^{5}}over{{12} times {10}^{2} times {4} times {10}^-{1}}</annotation>
  </semantics>
</math>
</file>

<file path=Object 67/content.xml><?xml version="1.0" encoding="utf-8"?>
<math xmlns="http://www.w3.org/1998/Math/MathML" display="block">
  <semantics>
    <mrow>
      <mfrac>
        <mn>1</mn>
        <mn>2</mn>
      </mfrac>
      <mo stretchy="false">×</mo>
      <mfrac>
        <mn>2</mn>
        <mn>3</mn>
      </mfrac>
      <mo stretchy="false">×</mo>
      <mfrac>
        <mn>3</mn>
        <mn>4</mn>
      </mfrac>
      <mo stretchy="false">×</mo>
      <mfrac>
        <mn>4</mn>
        <mn>5</mn>
      </mfrac>
      <mo stretchy="false">×</mo>
      <mfrac>
        <mn>5</mn>
        <mn>6</mn>
      </mfrac>
      <mo stretchy="false">×</mo>
      <mfrac>
        <mn>6</mn>
        <mn>7</mn>
      </mfrac>
      <mo stretchy="false">×</mo>
      <mfrac>
        <mn>7</mn>
        <mn>8</mn>
      </mfrac>
      <mo stretchy="false">×</mo>
      <mfrac>
        <mn>8</mn>
        <mn>9</mn>
      </mfrac>
      <mo stretchy="false">×</mo>
      <mfrac>
        <mn>9</mn>
        <mn>10</mn>
      </mfrac>
    </mrow>
    <annotation encoding="StarMath 5.0">{1 over 2} times {2 over 3} times {3 over 4} times {4 over 5} times {5 over 6} times  {6 over 7} times {7 over 8} times {8 over 9} times {9 over 10}</annotation>
  </semantics>
</math>
</file>

<file path=Object 68/content.xml><?xml version="1.0" encoding="utf-8"?>
<math xmlns="http://www.w3.org/1998/Math/MathML" display="block">
  <semantics>
    <mfrac>
      <mrow>
        <mn>0,024</mn>
        <mo stretchy="false">×</mo>
        <msup>
          <mrow>
            <mo fence="true" stretchy="false">(</mo>
            <mrow>
              <mrow>
                <mo stretchy="false">−</mo>
                <mn>10</mn>
              </mrow>
            </mrow>
            <mo fence="true" stretchy="false">)</mo>
          </mrow>
          <mn>7</mn>
        </msup>
        <mo stretchy="false">×</mo>
        <msqrt>
          <mn>121</mn>
        </msqrt>
        <mo stretchy="false">×</mo>
        <mn>0,001</mn>
      </mrow>
      <mrow>
        <mn>12</mn>
        <mo stretchy="false">×</mo>
        <mn>16</mn>
        <mo stretchy="false">×</mo>
        <mn>12</mn>
      </mrow>
    </mfrac>
    <annotation encoding="StarMath 5.0">{0,024} times (-{10})^{7} times sqrt{121} times {0,001}over{{12} times {16} times {12}}</annotation>
  </semantics>
</math>
</file>

<file path=Object 69/content.xml><?xml version="1.0" encoding="utf-8"?>
<math xmlns="http://www.w3.org/1998/Math/MathML" display="block">
  <semantics>
    <mrow>
      <mfrac>
        <mrow>
          <mn>2</mn>
          <mo stretchy="false">+</mo>
          <mfrac>
            <mn>1</mn>
            <mn>2</mn>
          </mfrac>
        </mrow>
        <mrow>
          <mn>2</mn>
          <mo stretchy="false">−</mo>
          <mfrac>
            <mn>1</mn>
            <mn>2</mn>
          </mfrac>
        </mrow>
      </mfrac>
      <mo stretchy="false">×</mo>
      <mfrac>
        <mrow>
          <mn>5</mn>
          <mo stretchy="false">+</mo>
          <mfrac>
            <mn>1</mn>
            <mn>3</mn>
          </mfrac>
        </mrow>
        <mrow>
          <mn>5</mn>
          <mo stretchy="false">−</mo>
          <mfrac>
            <mn>1</mn>
            <mn>3</mn>
          </mfrac>
        </mrow>
      </mfrac>
      <mo stretchy="false">×</mo>
      <mfrac>
        <mrow>
          <mn>7</mn>
          <mo stretchy="false">−</mo>
          <mfrac>
            <mn>5</mn>
            <mn>2</mn>
          </mfrac>
        </mrow>
        <mrow>
          <mn>1</mn>
          <mo stretchy="false">−</mo>
          <mfrac>
            <mn>1</mn>
            <mn>7</mn>
          </mfrac>
        </mrow>
      </mfrac>
    </mrow>
    <annotation encoding="StarMath 5.0">{{2}+{1}over{2}}over{{2}-{1}over{2}} times  {{{5}+{1}over{3}}over{{5}-{1}over{3}}} times  {{{7}-{5}over{2}}over{{1}-{1}over{7}}}</annotation>
  </semantics>
</math>
</file>

<file path=Object 7/content.xml><?xml version="1.0" encoding="utf-8"?>
<math xmlns="http://www.w3.org/1998/Math/MathML">
  <semantics>
    <mrow>
      <mrow>
        <mrow>
          <msup>
            <mfenced open="(" close=")">
              <mrow>
                <mfrac>
                  <mrow>
                    <mrow>
                      <msup>
                        <mi>a</mi>
                        <mrow>
                          <mn>3</mn>
                        </mrow>
                      </msup>
                    </mrow>
                    <msup>
                      <mi>b</mi>
                      <mrow>
                        <mrow>
                          <mo stretchy="false">−</mo>
                          <mrow>
                            <mn>2</mn>
                          </mrow>
                        </mrow>
                      </mrow>
                    </msup>
                  </mrow>
                  <mrow>
                    <mrow>
                      <msup>
                        <mi>a</mi>
                        <mrow>
                          <mn>4</mn>
                        </mrow>
                      </msup>
                    </mrow>
                    <msup>
                      <mi>b</mi>
                      <mrow>
                        <mrow>
                          <mo stretchy="false">−</mo>
                          <mrow>
                            <mn>3</mn>
                          </mrow>
                        </mrow>
                      </mrow>
                    </msup>
                  </mrow>
                </mfrac>
              </mrow>
            </mfenced>
            <mrow>
              <mrow>
                <mo stretchy="false">−</mo>
                <mrow>
                  <mn>2</mn>
                </mrow>
              </mrow>
            </mrow>
          </msup>
        </mrow>
        <mo stretchy="false">×</mo>
        <mrow>
          <mfrac>
            <msup>
              <mrow>
                <mo stretchy="false">(</mo>
                <mrow>
                  <mrow>
                    <mn>3</mn>
                  </mrow>
                  <msup>
                    <mi>a</mi>
                    <mrow>
                      <mn>2</mn>
                    </mrow>
                  </msup>
                  <msup>
                    <mi>b</mi>
                    <mrow>
                      <mn>3</mn>
                    </mrow>
                  </msup>
                </mrow>
                <mo stretchy="false">)</mo>
              </mrow>
              <mrow>
                <mn>3</mn>
              </mrow>
            </msup>
            <msup>
              <mrow>
                <mo stretchy="false">(</mo>
                <mrow>
                  <mrow>
                    <msup>
                      <mrow>
                        <mn>2</mn>
                      </mrow>
                      <mrow>
                        <mrow>
                          <mo stretchy="false">−</mo>
                          <mrow>
                            <mn>1</mn>
                          </mrow>
                        </mrow>
                      </mrow>
                    </msup>
                  </mrow>
                  <mi mathvariant="italic">ab</mi>
                </mrow>
                <mo stretchy="false">)</mo>
              </mrow>
              <mrow>
                <mn>2</mn>
              </mrow>
            </msup>
          </mfrac>
        </mrow>
      </mrow>
    </mrow>
    <annotation encoding="StarMath 5.0">{ left({{a^{3}}b^{-{2}}}  over  {{a^{4}}b^{-{3}}} right)^{-{2}}}  times  {({3}a^{2} b^{3})^{3}  over  ({{2}^{-{1}}} ab)^{2}}</annotation>
  </semantics>
</math>
</file>

<file path=Object 70/content.xml><?xml version="1.0" encoding="utf-8"?>
<math xmlns="http://www.w3.org/1998/Math/MathML" display="block">
  <semantics>
    <mfrac>
      <mrow>
        <msup>
          <mrow>
            <mo fence="true" stretchy="false">(</mo>
            <mrow>
              <mrow>
                <mn>56</mn>
                <mo stretchy="false">×</mo>
                <msup>
                  <mn>27</mn>
                  <mrow>
                    <mo stretchy="false">−</mo>
                    <mn>1</mn>
                  </mrow>
                </msup>
                <mo stretchy="false">×</mo>
                <msup>
                  <mn>25</mn>
                  <mn>2</mn>
                </msup>
              </mrow>
            </mrow>
            <mo fence="true" stretchy="false">)</mo>
          </mrow>
          <mrow>
            <mo stretchy="false">−</mo>
            <mn>1</mn>
          </mrow>
        </msup>
        <msup>
          <mrow>
            <mo fence="true" stretchy="false">(</mo>
            <mrow>
              <msqrt>
                <mn>7</mn>
              </msqrt>
            </mrow>
            <mo fence="true" stretchy="false">)</mo>
          </mrow>
          <mn>4</mn>
        </msup>
      </mrow>
      <mrow>
        <mn>100</mn>
        <mo stretchy="false">×</mo>
        <mn>0,000001</mn>
      </mrow>
    </mfrac>
    <annotation encoding="StarMath 5.0">{({56} times {27}^-{1} times {25}^{2})^-{1}(sqrt{7})^{4}}over{{100} times {0,000001}}</annotation>
  </semantics>
</math>
</file>

<file path=Object 71/content.xml><?xml version="1.0" encoding="utf-8"?>
<math xmlns="http://www.w3.org/1998/Math/MathML" display="block">
  <semantics>
    <mfrac>
      <mrow>
        <msup>
          <mrow>
            <mo fence="true" stretchy="false">(</mo>
            <mrow>
              <mrow>
                <mo stretchy="false">−</mo>
                <mn>5</mn>
              </mrow>
            </mrow>
            <mo fence="true" stretchy="false">)</mo>
          </mrow>
          <mn>3</mn>
        </msup>
        <mo stretchy="false">×</mo>
        <msup>
          <mn>7</mn>
          <mn>2</mn>
        </msup>
        <mo stretchy="false">×</mo>
        <msup>
          <mrow>
            <mo fence="true" stretchy="false">(</mo>
            <mrow>
              <mrow>
                <mo stretchy="false">−</mo>
                <msqrt>
                  <mn>2</mn>
                </msqrt>
              </mrow>
            </mrow>
            <mo fence="true" stretchy="false">)</mo>
          </mrow>
          <mrow>
            <mo stretchy="false">−</mo>
            <mn>3</mn>
          </mrow>
        </msup>
      </mrow>
      <mrow>
        <msup>
          <mrow>
            <mo fence="true" stretchy="false">(</mo>
            <mrow>
              <mrow>
                <mo stretchy="false">−</mo>
                <mn>4</mn>
              </mrow>
            </mrow>
            <mo fence="true" stretchy="false">)</mo>
          </mrow>
          <mn>2</mn>
        </msup>
        <mo stretchy="false">×</mo>
        <mn>35</mn>
        <mo stretchy="false">×</mo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n>5</mn>
        </msup>
        <mo stretchy="false">×</mo>
        <mn>25</mn>
      </mrow>
    </mfrac>
    <annotation encoding="StarMath 5.0">(-{5})^{3} times {7}^{2} times {(-sqrt{2})^-{3}}over{(-{4})^{2} times {35} times (-{1})^{5} times {25}}</annotation>
  </semantics>
</math>
</file>

<file path=Object 75/content.xml><?xml version="1.0" encoding="utf-8"?>
<math xmlns="http://www.w3.org/1998/Math/MathML" display="block">
  <semantics>
    <mrow>
      <mfrac>
        <mrow>
          <mn>4,5</mn>
          <mo stretchy="false">×</mo>
          <msup>
            <mn>10</mn>
            <mrow>
              <mo stretchy="false">−</mo>
              <mn>4</mn>
            </mrow>
          </msup>
          <mo stretchy="false">×</mo>
          <mn>8</mn>
          <mo stretchy="false">×</mo>
          <msup>
            <mn>10</mn>
            <mn>6</mn>
          </msup>
        </mrow>
        <mrow>
          <msup>
            <mn>3</mn>
            <mn>2</mn>
          </msup>
          <mo stretchy="false">×</mo>
          <msup>
            <mn>10</mn>
            <mn>2</mn>
          </msup>
        </mrow>
      </mfrac>
      <mo stretchy="false">×</mo>
      <mrow>
        <mo fence="true" stretchy="true">(</mo>
        <mrow>
          <mfrac>
            <mrow>
              <msup>
                <mrow>
                  <mo fence="true" stretchy="false">(</mo>
                  <mrow>
                    <mrow>
                      <mo stretchy="false">−</mo>
                      <mn>3</mn>
                    </mrow>
                  </mrow>
                  <mo fence="true" stretchy="false">)</mo>
                </mrow>
                <mn>5</mn>
              </msup>
              <mo stretchy="false">×</mo>
              <msup>
                <mn>5</mn>
                <mn>4</mn>
              </msup>
            </mrow>
            <mrow>
              <msup>
                <mn>15</mn>
                <mn>2</mn>
              </msup>
              <mo stretchy="false">×</mo>
              <msup>
                <mn>3</mn>
                <mn>4</mn>
              </msup>
            </mrow>
          </mfrac>
        </mrow>
        <mo fence="true" stretchy="true">)</mo>
      </mrow>
    </mrow>
    <annotation encoding="StarMath 5.0">{4,5} times {10}^-{4} times {8} times {{10}^{6}}over{{3}^{2} times {10}^{2}} times  left((-{3})^{5} times {{5}^{4}}over{{15}^{2} times {3}^{4}} right)</annotation>
  </semantics>
</math>
</file>

<file path=Object 76/content.xml><?xml version="1.0" encoding="utf-8"?>
<math xmlns="http://www.w3.org/1998/Math/MathML" display="block">
  <semantics>
    <mfrac>
      <mrow>
        <msup>
          <mrow>
            <mo fence="true" stretchy="false">(</mo>
            <mrow>
              <mrow>
                <mn>0,3</mn>
                <mo stretchy="false">×</mo>
                <msup>
                  <mn>10</mn>
                  <mn>2</mn>
                </msup>
              </mrow>
            </mrow>
            <mo fence="true" stretchy="false">)</mo>
          </mrow>
          <mn>2</mn>
        </msup>
        <mo stretchy="false">×</mo>
        <mn>5</mn>
        <mo stretchy="false">×</mo>
        <msup>
          <mn>10</mn>
          <mrow>
            <mo stretchy="false">−</mo>
            <mn>3</mn>
          </mrow>
        </msup>
      </mrow>
      <mrow>
        <mrow>
          <mn>4</mn>
          <mo stretchy="false">×</mo>
          <msup>
            <mn>10</mn>
            <mrow>
              <mo stretchy="false">−</mo>
              <mn>4</mn>
            </mrow>
          </msup>
        </mrow>
        <mo stretchy="false">+</mo>
        <mn>0,0002</mn>
      </mrow>
    </mfrac>
    <annotation encoding="StarMath 5.0">({0,3} times {10}^{2})^{2} times {5} times {{10}^-{3}}over{{4} times {10}^-{4}+{0,0002}}</annotation>
  </semantics>
</math>
</file>

<file path=Object 77/content.xml><?xml version="1.0" encoding="utf-8"?>
<math xmlns="http://www.w3.org/1998/Math/MathML" display="block">
  <semantics>
    <mfrac>
      <mrow>
        <mn>9</mn>
        <mo stretchy="false">×</mo>
        <msup>
          <mrow>
            <mo fence="true" stretchy="false">(</mo>
            <mrow>
              <msup>
                <mn>10</mn>
                <mn>2</mn>
              </msup>
            </mrow>
            <mo fence="true" stretchy="false">)</mo>
          </mrow>
          <mn>3</mn>
        </msup>
        <mo stretchy="false">×</mo>
        <msup>
          <mn>2</mn>
          <mn>2</mn>
        </msup>
        <mo stretchy="false">×</mo>
        <msup>
          <mn>10</mn>
          <mn>5</mn>
        </msup>
        <mo stretchy="false">×</mo>
        <msup>
          <mn>10</mn>
          <mrow>
            <mo stretchy="false">−</mo>
            <mn>6</mn>
          </mrow>
        </msup>
      </mrow>
      <msup>
        <mrow>
          <mo fence="true" stretchy="false">(</mo>
          <mrow>
            <msup>
              <mn>10</mn>
              <mn>2</mn>
            </msup>
          </mrow>
          <mo fence="true" stretchy="false">)</mo>
        </mrow>
        <mn>2</mn>
      </msup>
    </mfrac>
    <annotation encoding="StarMath 5.0">{9} times ({10}^{2})^{3} times {2}^{2} times {10}^{5} times {{10}^-{6}}over{({10}^{2})^{2}}</annotation>
  </semantics>
</math>
</file>

<file path=Object 8/content.xml><?xml version="1.0" encoding="utf-8"?>
<math xmlns="http://www.w3.org/1998/Math/MathML">
  <semantics>
    <mrow>
      <mfrac>
        <mrow>
          <mrow>
            <mrow>
              <mrow>
                <mo stretchy="false">−</mo>
                <mrow>
                  <mn>5</mn>
                </mrow>
              </mrow>
              <mo stretchy="false">+</mo>
              <mrow>
                <msup>
                  <mrow>
                    <mn>3</mn>
                  </mrow>
                  <mrow>
                    <mn>2</mn>
                  </mrow>
                </msup>
                <mo stretchy="false">×</mo>
                <mrow>
                  <mn>2</mn>
                </mrow>
              </mrow>
            </mrow>
            <mo stretchy="false">+</mo>
            <mrow>
              <mn>4</mn>
            </mrow>
          </mrow>
        </mrow>
        <mrow>
          <mrow>
            <mrow>
              <mrow>
                <mn>12</mn>
              </mrow>
              <mo stretchy="false">×</mo>
              <mrow>
                <mn>2</mn>
              </mrow>
            </mrow>
            <mo stretchy="false">+</mo>
            <mrow>
              <mn>10</mn>
            </mrow>
          </mrow>
        </mrow>
      </mfrac>
    </mrow>
    <annotation encoding="StarMath 5.0">{-{5}+{3}^{2}  times  {2}+{4}} over {{12} times {2}+{10}}</annotation>
  </semantics>
</math>
</file>

<file path=Object 9/content.xml><?xml version="1.0" encoding="utf-8"?>
<math xmlns="http://www.w3.org/1998/Math/MathML" display="block">
  <semantics>
    <mrow>
      <mfrac>
        <mn>2</mn>
        <mrow>
          <mi>a</mi>
          <mo stretchy="false">+</mo>
          <mn>1</mn>
        </mrow>
      </mfrac>
      <mo stretchy="false">+</mo>
      <mfrac>
        <mrow>
          <mn>1</mn>
          <mo stretchy="false">−</mo>
          <mfrac>
            <mn>1</mn>
            <mi>a</mi>
          </mfrac>
        </mrow>
        <mrow>
          <mn>1</mn>
          <mo stretchy="false">+</mo>
          <mfrac>
            <mn>1</mn>
            <mi>a</mi>
          </mfrac>
        </mrow>
      </mfrac>
    </mrow>
    <annotation encoding="StarMath 5.0">{2} over {a+{1}}+{{1}-{1} over a} over {{1}+{1} over a}</annotation>
  </semantics>
</math>
</file>